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style:font-face style:name="Arial" svg:font-family="Arial"/>
    <style:font-face style:name="Kalpurush" svg:font-family="Kalpurush"/>
  </office:font-face-decls>
  <office:automatic-styles>
    <style:style style:name="ce1" style:family="table-cell" style:parent-style-name="Default" style:data-style-name="N0">
      <style:table-cell-properties style:vertical-align="middle" fo:wrap-option="wrap"/>
    </style:style>
    <style:style style:name="ce2"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fo:font-weight="bold" style:font-weight-asian="bold" style:font-weight-complex="bold"/>
    </style:style>
    <style:style style:name="ce3" style:family="table-cell" style:parent-style-name="Default" style:data-style-name="N0">
      <style:table-cell-properties style:vertical-align="middle" fo:wrap-option="wrap"/>
      <style:text-properties style:text-underline-style="solid" style:text-underline-type="single" fo:font-weight="bold" style:font-weight-asian="bold" style:font-weight-complex="bold"/>
    </style:style>
    <style:style style:name="ce4" style:family="table-cell" style:parent-style-name="Default" style:data-style-name="N0">
      <style:table-cell-properties style:vertical-align="middle"/>
    </style:style>
    <style:style style:name="ce5" style:family="table-cell" style:parent-style-name="Default" style:data-style-name="N0">
      <style:table-cell-properties style:vertical-align="middle" fo:wrap-option="wrap"/>
      <style:text-properties style:font-name="Liberation Serif" style:font-name-asian="Liberation Serif" style:font-name-complex="Liberation Serif"/>
    </style:style>
    <style:style style:name="ce6" style:family="table-cell" style:parent-style-name="Default" style:data-style-name="N0">
      <style:table-cell-properties style:vertical-align="middle" fo:wrap-option="wrap"/>
      <style:text-properties style:font-name="Liberation Serif" style:font-name-asian="Liberation Serif" style:font-name-complex="Liberation Serif" fo:font-weight="bold" style:font-weight-asian="bold" style:font-weight-complex="bold"/>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middle" fo:wrap-option="wrap" style:repeat-content="false"/>
      <style:paragraph-properties fo:text-align="center"/>
      <style:text-properties style:font-name="Kalpurush" style:font-name-asian="Kalpurush" style:font-name-complex="Kalpurush" fo:font-size="12pt" style:font-size-asian="12pt" style:font-size-complex="12pt" style:text-underline-style="solid" style:text-underline-type="single"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center"/>
      <style:text-properties style:font-name="Kalpurush" style:font-name-asian="Kalpurush" style:font-name-complex="Kalpurush" fo:font-size="12pt" style:font-size-asian="12pt" style:font-size-complex="12pt"/>
    </style:style>
    <style:style style:name="ce10" style:family="table-cell" style:parent-style-name="Default" style:data-style-name="N0">
      <style:table-cell-properties style:vertical-align="middle" fo:wrap-option="wrap" style:cell-protect="protected" style:repeat-content="false"/>
      <style:paragraph-properties fo:text-align="center"/>
      <style:text-properties style:font-name="Kalpurush" style:font-name-asian="Kalpurush" style:font-name-complex="Kalpurush" fo:font-size="12pt" style:font-size-asian="12pt" style:font-size-complex="12pt" style:text-underline-style="solid" style:text-underline-type="single"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style:font-name="Kalpurush" style:font-name-asian="Kalpurush" style:font-name-complex="Kalpurush" fo:font-size="12pt" style:font-size-asian="12pt" style:font-size-complex="12pt"/>
    </style:style>
    <style:style style:name="ce12" style:family="table-cell" style:parent-style-name="Default" style:data-style-name="N0">
      <style:table-cell-properties style:vertical-align="middle" fo:wrap-option="wrap" style:repeat-content="false"/>
      <style:paragraph-properties fo:text-align="center"/>
      <style:text-properties fo:color="#111827" style:font-name="Kalpurush" style:font-name-asian="Kalpurush" style:font-name-complex="Kalpurush" fo:font-size="12pt" style:font-size-asian="12pt" style:font-size-complex="12pt"/>
    </style:style>
    <style:style style:name="ce13" style:family="table-cell" style:parent-style-name="Default" style:data-style-name="N0">
      <style:table-cell-properties style:vertical-align="middle" fo:wrap-option="wrap"/>
      <style:text-properties style:font-name="Arial" style:font-name-asian="Arial" style:font-name-complex="Arial" fo:font-size="14pt" style:font-size-asian="14pt" style:font-size-complex="14pt" style:font-family-generic="swiss"/>
    </style:style>
    <style:style style:name="ce14" style:family="table-cell" style:parent-style-name="Hyperlink" style:data-style-name="N0">
      <style:table-cell-properties style:vertical-align="automatic" fo:wrap-option="wrap" fo:background-color="transparent" style:cell-protect="protected"/>
      <style:text-properties fo:color="#0000EE" style:text-underline-style="solid" style:text-underline-type="single"/>
    </style:style>
    <style:style style:name="ce15" style:family="table-cell" style:parent-style-name="Default" style:data-style-name="N0">
      <style:table-cell-properties style:vertical-align="automatic" fo:wrap-option="wrap"/>
      <style:text-properties fo:color="#111827" style:font-name="Arial" style:font-name-asian="Arial" style:font-name-complex="Arial" fo:font-size="14pt" style:font-size-asian="14pt" style:font-size-complex="14pt" style:font-family-generic="swiss"/>
    </style:style>
    <style:style style:name="ce16" style:family="table-cell" style:parent-style-name="Hyperlink" style:data-style-name="N0">
      <style:table-cell-properties style:vertical-align="middle" fo:wrap-option="wrap" fo:background-color="transparent" style:cell-protect="protected" style:repeat-content="false"/>
      <style:paragraph-properties fo:text-align="center"/>
      <style:text-properties fo:color="#0000EE" style:text-underline-style="solid" style:text-underline-type="single"/>
    </style:style>
    <style:style style:name="ce17" style:family="table-cell" style:parent-style-name="Default" style:data-style-name="N0">
      <style:table-cell-properties style:vertical-align="middle" fo:wrap-option="wrap" style:repeat-content="false"/>
      <style:paragraph-properties fo:text-align="center"/>
      <style:text-properties fo:color="#111827" style:font-name="Arial" style:font-name-asian="Arial" style:font-name-complex="Arial" fo:font-size="14pt" style:font-size-asian="14pt" style:font-size-complex="14pt" style:font-family-generic="swiss"/>
    </style:style>
    <style:style style:name="co1" style:family="table-column">
      <style:table-column-properties fo:break-before="auto" style:column-width="12.9116666666667cm"/>
    </style:style>
    <style:style style:name="co2" style:family="table-column">
      <style:table-column-properties fo:break-before="auto" style:column-width="5.92666666666667cm"/>
    </style:style>
    <style:style style:name="co3" style:family="table-column">
      <style:table-column-properties fo:break-before="auto" style:column-width="11.8745cm"/>
    </style:style>
    <style:style style:name="co4" style:family="table-column">
      <style:table-column-properties fo:break-before="auto" style:column-width="5.207cm"/>
    </style:style>
    <style:style style:name="co5" style:family="table-column">
      <style:table-column-properties fo:break-before="auto" style:column-width="9.18633333333333cm"/>
    </style:style>
    <style:style style:name="co6" style:family="table-column">
      <style:table-column-properties fo:break-before="auto" style:column-width="6.43466666666667cm"/>
    </style:style>
    <style:style style:name="co7" style:family="table-column">
      <style:table-column-properties fo:break-before="auto" style:column-width="6.49816666666667cm"/>
    </style:style>
    <style:style style:name="co8" style:family="table-column">
      <style:table-column-properties fo:break-before="auto" style:column-width="2.26483333333333cm"/>
    </style:style>
    <style:style style:name="co9" style:family="table-column">
      <style:table-column-properties fo:break-before="auto" style:column-width="1.69333333333333cm"/>
    </style:style>
    <style:style style:name="co10" style:family="table-column">
      <style:table-column-properties fo:break-before="auto" style:column-width="9.0805cm"/>
    </style:style>
    <style:style style:name="ro1" style:family="table-row">
      <style:table-row-properties style:row-height="61.05pt" style:use-optimal-row-height="false" fo:break-before="auto"/>
    </style:style>
    <style:style style:name="ro2" style:family="table-row">
      <style:table-row-properties style:row-height="330pt" style:use-optimal-row-height="true" fo:break-before="auto"/>
    </style:style>
    <style:style style:name="ro3" style:family="table-row">
      <style:table-row-properties style:row-height="356.4pt" style:use-optimal-row-height="true" fo:break-before="auto"/>
    </style:style>
    <style:style style:name="ro4" style:family="table-row">
      <style:table-row-properties style:row-height="250.8pt" style:use-optimal-row-height="true" fo:break-before="auto"/>
    </style:style>
    <style:style style:name="ro5" style:family="table-row">
      <style:table-row-properties style:row-height="138.3pt" style:use-optimal-row-height="false" fo:break-before="auto"/>
    </style:style>
    <style:style style:name="ro6" style:family="table-row">
      <style:table-row-properties style:row-height="137.7pt" style:use-optimal-row-height="false" fo:break-before="auto"/>
    </style:style>
    <style:style style:name="ro7" style:family="table-row">
      <style:table-row-properties style:row-height="158.4pt" style:use-optimal-row-height="true" fo:break-before="auto"/>
    </style:style>
    <style:style style:name="ro8" style:family="table-row">
      <style:table-row-properties style:row-height="158.4pt" style:use-optimal-row-height="false" fo:break-before="auto"/>
    </style:style>
    <style:style style:name="ro9" style:family="table-row">
      <style:table-row-properties style:row-height="92.4pt" style:use-optimal-row-height="true" fo:break-before="auto"/>
    </style:style>
    <style:style style:name="ro10" style:family="table-row">
      <style:table-row-properties style:row-height="79.2pt" style:use-optimal-row-height="true" fo:break-before="auto"/>
    </style:style>
    <style:style style:name="ro11" style:family="table-row">
      <style:table-row-properties style:row-height="343.2pt" style:use-optimal-row-height="true" fo:break-before="auto"/>
    </style:style>
    <style:style style:name="ro12" style:family="table-row">
      <style:table-row-properties style:row-height="145.2pt" style:use-optimal-row-height="true" fo:break-before="auto"/>
    </style:style>
    <style:style style:name="ro13" style:family="table-row">
      <style:table-row-properties style:row-height="132pt" style:use-optimal-row-height="true" fo:break-before="auto"/>
    </style:style>
    <style:style style:name="ro14" style:family="table-row">
      <style:table-row-properties style:row-height="184.8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258.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8" table:default-cell-style-name="ce4"/>
        <table:table-column table:style-name="co9" table:number-columns-repeated="16374" table:default-cell-style-name="ce4"/>
        <table:table-row table:style-name="ro1">
          <table:table-cell office:value-type="string" table:style-name="ce2">
            <text:p>Problem Content</text:p>
          </table:table-cell>
          <table:table-cell office:value-type="string" table:style-name="ce2">
            <text:p>Provided Images</text:p>
          </table:table-cell>
          <table:table-cell office:value-type="string" table:style-name="ce2">
            <text:p>Response</text:p>
          </table:table-cell>
          <table:table-cell office:value-type="string" table:style-name="ce3">
            <text:p>Subject</text:p>
          </table:table-cell>
          <table:table-cell office:value-type="string" table:style-name="ce2">
            <text:p>Question Category</text:p>
          </table:table-cell>
          <table:table-cell office:value-type="string" table:style-name="ce2">
            <text:p>Response Category</text:p>
          </table:table-cell>
          <table:table-cell office:value-type="string" table:style-name="ce3">
            <text:p>Remarks</text:p>
          </table:table-cell>
          <table:table-cell office:value-type="string" table:style-name="ce3">
            <text:p>Source</text:p>
          </table:table-cell>
          <table:table-cell office:value-type="string" table:style-name="ce3">
            <text:p>Image url</text:p>
          </table:table-cell>
          <table:table-cell table:number-columns-repeated="16375" table:style-name="ce4"/>
        </table:table-row>
        <table:table-row table:style-name="ro2">
          <table:table-cell office:value-type="string" table:style-name="ce5">
            <text:p>Kotay Vul Hocha</text:p>
          </table:table-cell>
          <table:table-cell office:value-type="float" office:value="5001" table:style-name="ce1">
            <text:p>5001</text:p>
          </table:table-cell>
          <table:table-cell office:value-type="string" table:style-name="ce1">
            <text:p>তুমি বলছো "কতোই ভুল হচ্ছে"! মনে হচ্ছে তোমার গণিতে একটু সমস্যা হচ্ছে, তাই না? 😅 তুমি যতো লিখেছো সেটা হলো: 1. $n^3 - \frac{1}{n^3} - \sqrt{2}\left(n^2 + \frac{1}{n^2}\right)$ 2. $= \left(n - \frac{1}{n}\right)^3 + 3 \cdot n \cdot \frac{1}{n} \cdot \left(n - \frac{1}{n}\right) - \sqrt{2} \left(n + \frac{1}{n}\right)^2 - 2 \cdot n$ 3. $= \left(2\sqrt{2}\right)^3 + 3 \cdot \left(2\sqrt{2}\right) - \sqrt{2} \left((2\sqrt{3})^2 - 2 \right)$ 4. $= \left(8 \cdot 2\sqrt{2} + 6\sqrt{2}\right) - \sqrt{2} \left(4 \cdot 3\sqrt{3} - 2\right)$ 5. $= \left(16\sqrt{2} + 6\sqrt{2}\right) - \sqrt{2} \left(12\sqrt{3} - 2\right)$ আশা করি এটা তোমার কাজে লাগবে! যদি কিছু বুঝতে সমস্যা হয়, জানিও। 📚😊</text:p>
          </table:table-cell>
          <table:table-cell office:value-type="string" table:style-name="ce1">
            <text:p>Math</text:p>
          </table:table-cell>
          <table:table-cell office:value-type="string" table:style-name="ce1">
            <text:p>Unclear</text:p>
          </table:table-cell>
          <table:table-cell office:value-type="string" table:style-name="ce1">
            <text:p>Bad</text:p>
          </table:table-cell>
          <table:table-cell office:value-type="string" table:style-name="ce5">
            <text:p>The response fails to identify the mistake but interpreted the image correctly. It didn’t provide any insight either</text:p>
          </table:table-cell>
          <table:table-cell office:value-type="string" table:style-name="ce1">
            <text:p><text:a xlink:href="https://community.acsfutureschool.com/post/53d95796-a784-4d4c-9c78-f439879d6f35">https://community.acsfutureschool.com/post/53d95796-a784-4d4c-9c78-f439879d6f35</text:a></text:p>
          </table:table-cell>
          <table:table-cell office:value-type="string" table:style-name="ce1">
            <text:p><text:a xlink:href="https://community.acsfutureschool.com/_next/image?url=https%3A%2F%2Fpub-432a927ff784474fa49c9320e6a2bb13.r2.dev%2Fcommunity%2Fdf48768c-f986-4166-a44e-a27ff5225939-1000003499_414_1744977384310&amp;w=1920&amp;q=75&amp;dpl=dpl_H8BTZwpBpCE8my29gMmUxxBX8juH">https://community.acsfutureschool.com/_next/image?url=https%3A%2F%2Fpub-432a927ff784474fa49c9320e6a2bb13.r2.dev%2Fcommunity%2Fdf48768c-f986-4166-a44e-a27ff5225939-1000003499_414_1744977384310&amp;w=1920&amp;q=75&amp;dpl=dpl_H8BTZwpBpCE8my29gMmUxxBX8juH</text:a></text:p>
          </table:table-cell>
          <table:table-cell table:number-columns-repeated="16375" table:style-name="ce4"/>
        </table:table-row>
        <table:table-row table:style-name="ro3">
          <table:table-cell office:value-type="string" table:style-name="ce5">
            <text:p>কিউরিসিটি একটু দেখোতো দুইটা অংকের উত্তর সঠিক কিনা?</text:p>
          </table:table-cell>
          <table:table-cell office:value-type="float" office:value="5002" table:style-name="ce1">
            <text:p>5002</text:p>
          </table:table-cell>
          <table:table-cell office:value-type="string" table:style-name="ce1">
            <text:p>④ প্রচলিত অবস্থায় ৫ লিটার CH₄ গ্যাসে মোট কতটি H অণুমাত্রু আছে? Solve: $\frac{V_2}{22.4} = \frac{N}{N_A}$ ⇒ $\frac{5}{22.4} = \frac{N}{6.023 \times 10^{23}}$ ∴ $N = 1.344419643 \times 10^{23}$ ∴ $H = 1.344419643 \times 10^{23} \times 4 = 5.377678572 \times 10^{23}$ ⑤ প্রচলিত অবস্থায় ২টি CO₂ অণুর আয়তন কত? Solve: $\frac{V_2}{22.4} = \frac{N}{N_A}$ ⇒ $\frac{V_2}{22.4} = \frac{2}{6.023 \times 10^{23}}$ ∴ $V_2 = 1.859538434 \times 10^{-23}$</text:p>
          </table:table-cell>
          <table:table-cell office:value-type="string" table:style-name="ce1">
            <text:p>Chemistry</text:p>
          </table:table-cell>
          <table:table-cell office:value-type="string" table:style-name="ce1">
            <text:p>Clear</text:p>
          </table:table-cell>
          <table:table-cell office:value-type="string" table:style-name="ce1">
            <text:p>Bad</text:p>
          </table:table-cell>
          <table:table-cell office:value-type="string" table:style-name="ce5">
            <text:p>The response accurately confirmed that the first question is correct. <text:s/>But it didn’t identify the Simple mistake in the 2nd problem, a basic cross-multiplication mistake.</text:p>
          </table:table-cell>
          <table:table-cell office:value-type="string" table:style-name="ce1">
            <text:p><text:a xlink:href="https://community.acsfutureschool.com/post/8e9eea9b-8888-4b8b-9d33-bf0dac9594c6">https://community.acsfutureschool.com/post/8e9eea9b-8888-4b8b-9d33-bf0dac9594c6</text:a></text:p>
          </table:table-cell>
          <table:table-cell office:value-type="string" table:style-name="ce1">
            <text:p><text:a xlink:href="https://community.acsfutureschool.com/_next/image?url=https%3A%2F%2Fpub-432a927ff784474fa49c9320e6a2bb13.r2.dev%2Fcommunity%2F16f9deb4-242f-450a-9fba-0c640525782f-IMG_20250418_121817_316~2_682_1744968480294&amp;w=1920&amp;q=75&amp;dpl=dpl_H8BTZwpBpCE8my29gMmUxxBX8juH">https://community.acsfutureschool.com/_next/image?url=https%3A%2F%2Fpub-432a927ff784474fa49c9320e6a2bb13.r2.dev%2Fcommunity%2F16f9deb4-242f-450a-9fba-0c640525782f-IMG_20250418_121817_316~2_682_1744968480294&amp;w=1920&amp;q=75&amp;dpl=dpl_H8BTZwpBpCE8my29gMmUxxBX8juH</text:a></text:p>
          </table:table-cell>
          <table:table-cell table:number-columns-repeated="16375" table:style-name="ce4"/>
        </table:table-row>
        <table:table-row table:style-name="ro2">
          <table:table-cell office:value-type="string" table:style-name="ce5">
            <text:p>Hlw everyone.higher math er 11 oddhay 11.2 er 17 and 19 number ta ki keo korecho?korle amk aktu dao plz</text:p>
          </table:table-cell>
          <table:table-cell office:value-type="float" office:value="5003" table:style-name="ce1">
            <text:p>5003</text:p>
          </table:table-cell>
          <table:table-cell office:value-type="string" table:style-name="ce1">
            <text:p>হ্যালে! 😊 হ্যাঁ, তোমার প্রশ্নের সমাধান আমি করে দিচ্ছি। প্রশ্নটি ছিল চারটি বিন্দু $A(-1,1)$, $B(2,-2)$, $C(3,3)$, এবং $D(1,6)$ দিয়ে গঠিত চতুর্ভুজের প্রতিটি বাহুর দৈর্ঘ্য এবং ক্ষেত্রফল নির্ণয় করো। প্রথমে প্রতিটি বাহুর দৈর্ঘ্য বের করতে হবে: $AB = \sqrt{(-1 - 2)^2 + (1 + 2)^2} = \sqrt{13}$, $BC = \sqrt{(2 - 3)^2 + (-2 - 3)^2} = \sqrt{26}$, $CD = \sqrt{(3 - 1)^2 + (3 - 6)^2} = \sqrt{13}$, $DA = \sqrt{(1 + 1)^2 + (6 - 1)^2} = \sqrt{29}$. এরপর চতুর্ভুজের ক্ষেত্রফল বের করতে পারো ব্রাহ্মগুপ্ত সূত্র ব্যবহার করে বা অন্য কোনো পদ্ধতি দিয়ে। যদি কিছু বুঝতে সমস্যা হয়, জানিও! 🌟 আশা করি এটা তোমার কাজে লাগবে! 😊</text:p>
          </table:table-cell>
          <table:table-cell office:value-type="string" table:style-name="ce1">
            <text:p>Math</text:p>
          </table:table-cell>
          <table:table-cell office:value-type="string" table:style-name="ce1">
            <text:p>Unclear</text:p>
          </table:table-cell>
          <table:table-cell office:value-type="string" table:style-name="ce1">
            <text:p>Bad</text:p>
          </table:table-cell>
          <table:table-cell office:value-type="string" table:style-name="ce5">
            <text:p>The response suggests that it fails to comprehend written text, misinterprets the values, doesn’t give appropriate insight. It makes calculation mistakes here too</text:p>
          </table:table-cell>
          <table:table-cell office:value-type="string" table:style-name="ce1">
            <text:p><text:a xlink:href="https://community.acsfutureschool.com/post/fe651865-0252-4764-a100-3e5c0db4ae1b">https://community.acsfutureschool.com/post/fe651865-0252-4764-a100-3e5c0db4ae1b</text:a></text:p>
          </table:table-cell>
          <table:table-cell office:value-type="string" table:style-name="ce1">
            <text:p><text:a xlink:href="https://community.acsfutureschool.com/_next/image?url=https%3A%2F%2Fpub-432a927ff784474fa49c9320e6a2bb13.r2.dev%2Fcommunity%2Feb604f82-65e4-406d-be36-20ffaf566c32-1000051546_219_1744960758834&amp;w=1920&amp;q=75&amp;dpl=dpl_H8BTZwpBpCE8my29gMmUxxBX8juH">https://community.acsfutureschool.com/_next/image?url=https%3A%2F%2Fpub-432a927ff784474fa49c9320e6a2bb13.r2.dev%2Fcommunity%2Feb604f82-65e4-406d-be36-20ffaf566c32-1000051546_219_1744960758834&amp;w=1920&amp;q=75&amp;dpl=dpl_H8BTZwpBpCE8my29gMmUxxBX8juH</text:a></text:p>
          </table:table-cell>
          <table:table-cell table:number-columns-repeated="16375" table:style-name="ce4"/>
        </table:table-row>
        <table:table-row table:style-name="ro4">
          <table:table-cell office:value-type="string" table:style-name="ce5">
            <text:p>A=sinx,B=cosx Prove that,\frac{A + 1 - B}{A - 1 + B} = \frac{B}{1 – A}</text:p>
          </table:table-cell>
          <table:table-cell table:style-name="ce1"/>
          <table:table-cell office:value-type="string" table:style-name="ce5">
            <text:p>হ্যাঁ, এই সমীকরণটি প্রমাণ করা যাবে। প্রথমে আমরা $A$ এবং $B$ এর মান প্রদত্ত সমীকরণে স্থানাংক করে দিতে পারি:</text:p>
            <text:p>$A = \sin x$, $B = \cos x$</text:p>
            <text:p/>
            <text:p>এরপর আমরা দেখতে পাবো $A + 1 - B$ এবং $A - 1 + B$ এর মান হল:</text:p>
            <text:p>$A + 1 - B = \sin x + 1 - \cos x$</text:p>
            <text:p>$A - 1 + B = \sin x - 1 + \cos x$</text:p>
            <text:p/>
            <text:p>এবং $\dfrac{B}{1 - A}$ এর মান হল:</text:p>
            <text:p>$\dfrac{B}{1 - A} = \dfrac{\cos x}{1 - \sin x}$</text:p>
            <text:p/>
            <text:p>এখন এই মানগুলি প্রমাণ করা যাবে যে,</text:p>
            <text:p>$\dfrac{A + 1 - B}{A - 1 + B} = \dfrac{B}{1 - A}$</text:p>
            <text:p/>
            <text:p>আর এটা প্রমাণ করার জন্য আমরা কিছু গাণিতিক সমীকরণ ব্যবহার করতে পারি।</text:p>
            <text:p>আশা করি এই সমাধান তোমার জন্য সহায়ক হবে! 👍 📚</text:p>
            <text:p/>
            <text:p/>
          </table:table-cell>
          <table:table-cell office:value-type="string" table:style-name="ce1">
            <text:p>Math</text:p>
          </table:table-cell>
          <table:table-cell office:value-type="string" table:style-name="ce1">
            <text:p>Clear</text:p>
          </table:table-cell>
          <table:table-cell office:value-type="string" table:style-name="ce1">
            <text:p>Bad</text:p>
          </table:table-cell>
          <table:table-cell office:value-type="string" table:style-name="ce1">
            <text:p>The response just repeated the question. It didn’t provide any hint at all.</text:p>
          </table:table-cell>
          <table:table-cell office:value-type="string" table:style-name="ce1">
            <text:p><text:a xlink:href="https://community.acsfutureschool.com/post/f4234aed-a1af-4bed-873c-0f2f750bd2b7">https://community.acsfutureschool.com/post/f4234aed-a1af-4bed-873c-0f2f750bd2b7</text:a></text:p>
          </table:table-cell>
          <table:table-cell table:style-name="ce1"/>
          <table:table-cell table:number-columns-repeated="16375" table:style-name="ce4"/>
        </table:table-row>
        <table:table-row table:style-name="ro2">
          <table:table-cell office:value-type="string" table:style-name="ce5">
            <text:p>ভাইয়া chemisty review ক্লাসে কুমিল্লা বোর্ড ২৪ এর খ নম্বর টা বুঝাই দিলে ভালো হতো।</text:p>
          </table:table-cell>
          <table:table-cell office:value-type="float" office:value="5004" table:style-name="ce1">
            <text:p>5004</text:p>
          </table:table-cell>
          <table:table-cell office:value-type="string" table:style-name="ce5">
            <text:p>ভাইয়া, কুমিল্লা বোর্ডের প্রশ্নের খ নম্বরটা নিয়ে একটু আলোচনা করি। 🤓</text:p>
            <text:p>প্রথমে, (খ) নম্বর প্রশ্নে জানতে চাওয়া হয়েছে, "নিচের কোনটি ধাতু?" টেবিলে দুইটি উপাদান আছে:</text:p>
            <text:p>- A: পর্যায় ৪, সারণী ৮ - D: পর্যায় ৩, সারণী ১৬</text:p>
            <text:p>ধাতু সাধারণত পর্যায় সারণীতে বাম দিকে এবং নিচের দিকে থাকে। সারণী দেখে মনে হচ্ছে A উপাদানটি ধাতু হতে পারে। 🧐</text:p>
            <text:p>তুমি যদি আরো কিছু জানতে চাও বা কোনো নির্দিষ্ট বিষয় বুঝতে সমস্যা হয়, আমাকে বলো! 😊</text:p>
            <text:p/>
          </table:table-cell>
          <table:table-cell office:value-type="string" table:style-name="ce1">
            <text:p>Chemistry</text:p>
          </table:table-cell>
          <table:table-cell office:value-type="string" table:style-name="ce1">
            <text:p>Clear</text:p>
          </table:table-cell>
          <table:table-cell office:value-type="string" table:style-name="ce1">
            <text:p>Bad</text:p>
          </table:table-cell>
          <table:table-cell office:value-type="string" table:style-name="ce1">
            <text:p>The response couldn’t identify the question number, leading to an answer of an unrelated question.</text:p>
          </table:table-cell>
          <table:table-cell office:value-type="string" table:style-name="ce1">
            <text:p><text:a xlink:href="https://community.acsfutureschool.com/post/970ef976-2777-48c2-8d6e-b94e98d86ee4">https://community.acsfutureschool.com/post/970ef976-2777-48c2-8d6e-b94e98d86ee4</text:a></text:p>
          </table:table-cell>
          <table:table-cell office:value-type="string" table:style-name="ce1">
            <text:p><text:a xlink:href="https://community.acsfutureschool.com/_next/image?url=https%3A%2F%2Fpub-432a927ff784474fa49c9320e6a2bb13.r2.dev%2Fcommunity%2F14978f11-bd22-4b47-b17a-0152e7a68465-1000006688_750_1744862226673&amp;w=1920&amp;q=75&amp;dpl=dpl_H8BTZwpBpCE8my29gMmUxxBX8juH">https://community.acsfutureschool.com/_next/image?url=https%3A%2F%2Fpub-432a927ff784474fa49c9320e6a2bb13.r2.dev%2Fcommunity%2F14978f11-bd22-4b47-b17a-0152e7a68465-1000006688_750_1744862226673&amp;w=1920&amp;q=75&amp;dpl=dpl_H8BTZwpBpCE8my29gMmUxxBX8juH</text:a></text:p>
          </table:table-cell>
          <table:table-cell table:number-columns-repeated="16375" table:style-name="ce4"/>
        </table:table-row>
        <table:table-row table:style-name="ro5">
          <table:table-cell office:value-type="string" table:style-name="ce1">
            <text:p>Etar solve ki Hobe</text:p>
          </table:table-cell>
          <table:table-cell office:value-type="float" office:value="5005" table:style-name="ce1">
            <text:p>5005</text:p>
          </table:table-cell>
          <table:table-cell office:value-type="string" table:style-name="ce5">
            <text:p>তুমি জানতে চাও যে, $x = 7 + 4\sqrt{3}$ হলে $\sqrt{x} - \dfrac{1}{\sqrt{x}}$ এর মান কত। ঠিক বলছি, চলো একটু মজা করে করি 😎✨</text:p>
            <text:p/>
            <text:p>প্রথমে $x = 7 + 4\sqrt{3}$, তাই $\sqrt{x} = \sqrt{7 + 4\sqrt{3}}$।</text:p>
            <text:p/>
            <text:p>এখন, $\sqrt{x} - \dfrac{1}{\sqrt{x}}$ কে বের করতে হবে।</text:p>
            <text:p/>
            <text:p>কিছু সরলীকরণ করলে:</text:p>
            <text:p>ধরি, $\sqrt{x} = a + b$ যেখানে $a = \sqrt{3}$ এবং $b = 2$।</text:p>
            <text:p/>
            <text:p>তাহলে,</text:p>
            <text:p>$x = (a + b)^2 = a^2 + 2ab + b^2 = 3 + 4\sqrt{3} + 4 = 7 + 4\sqrt{3}$।</text:p>
            <text:p/>
            <text:p>এখন, $\dfrac{1}{\sqrt{x}} = \dfrac{1}{a + b}$, এবং এই মানটা সহজেই বের করতে পারো:</text:p>
            <text:p>$\dfrac{1}{a + b} = \dfrac{1}{\sqrt{3} + 2} = \dfrac{\sqrt{3} - 2}{(\sqrt{3} + 2)(\sqrt{3} - 2)} = \sqrt{3} - 2$।</text:p>
            <text:p/>
            <text:p>অবশেষে,</text:p>
            <text:p>$\sqrt{x} - \dfrac{1}{\sqrt{x}} = (\sqrt{3} + 2) - (\sqrt{3} - 2) = 4$।</text:p>
            <text:p/>
            <text:p>🎉📚 আশা করি এই সমাধান তোমার কাজে লাগবে!</text:p>
            <text:p/>
            <text:p/>
          </table:table-cell>
          <table:table-cell office:value-type="string" table:style-name="ce1">
            <text:p>Math</text:p>
          </table:table-cell>
          <table:table-cell office:value-type="string" table:style-name="ce1">
            <text:p>Clear</text:p>
          </table:table-cell>
          <table:table-cell office:value-type="string" table:style-name="ce1">
            <text:p>Good</text:p>
          </table:table-cell>
          <table:table-cell office:value-type="string" table:style-name="ce5">
            <text:p>The response is good, but not in an expected way. It approached as if it knew the answer beforehand.</text:p>
          </table:table-cell>
          <table:table-cell office:value-type="string" table:style-name="ce1">
            <text:p><text:a xlink:href="https://community.acsfutureschool.com/post/d10d39f6-10ba-47b1-9380-ea731d76b387">https://community.acsfutureschool.com/post/d10d39f6-10ba-47b1-9380-ea731d76b387</text:a></text:p>
          </table:table-cell>
          <table:table-cell office:value-type="string" table:style-name="ce1">
            <text:p><text:a xlink:href="https://community.acsfutureschool.com/_next/image?url=https%3A%2F%2Fpub-432a927ff784474fa49c9320e6a2bb13.r2.dev%2Fcommunity%2Fd2b03a12-b3d7-490f-8ef0-a122df9dc27e-1000151733_477_1744825216155&amp;w=1920&amp;q=75&amp;dpl=dpl_H8BTZwpBpCE8my29gMmUxxBX8juH">https://community.acsfutureschool.com/_next/image?url=https%3A%2F%2Fpub-432a927ff784474fa49c9320e6a2bb13.r2.dev%2Fcommunity%2Fd2b03a12-b3d7-490f-8ef0-a122df9dc27e-1000151733_477_1744825216155&amp;w=1920&amp;q=75&amp;dpl=dpl_H8BTZwpBpCE8my29gMmUxxBX8juH</text:a></text:p>
          </table:table-cell>
          <table:table-cell table:number-columns-repeated="16375" table:style-name="ce4"/>
        </table:table-row>
        <table:table-row table:style-name="ro6">
          <table:table-cell office:value-type="string" table:style-name="ce1">
            <text:p>Etar solve ki Hobe</text:p>
          </table:table-cell>
          <table:table-cell office:value-type="float" office:value="5006" table:style-name="ce1">
            <text:p>5006</text:p>
          </table:table-cell>
          <table:table-cell office:value-type="string" table:style-name="ce5">
            <text:p>তুমি জানতে চাও, সমীকরণ</text:p>
            <text:p>$$</text:p>
            <text:p>a^4 - a^2 + 1 = 0</text:p>
            <text:p>$$</text:p>
            <text:p>দিলে</text:p>
            <text:p>$$</text:p>
            <text:p>\left(a - \frac{1}{a}\right)^4</text:p>
            <text:p>$$</text:p>
            <text:p>এর মান কত হবে? 🤔</text:p>
            <text:p/>
            <text:p>এই সমীকরণটা একটু ঘাঁটাঘাঁটি করলে, আমরা পাই</text:p>
            <text:p>$$</text:p>
            <text:p>a^2 = \frac{1}{a^2}</text:p>
            <text:p>$$</text:p>
            <text:p/>
            <text:p>এখন, ধরি</text:p>
            <text:p>$$</text:p>
            <text:p>x = a - \frac{1}{a}</text:p>
            <text:p>$$</text:p>
            <text:p>তাহলে</text:p>
            <text:p>$$</text:p>
            <text:p>x^2 = \left(a - \frac{1}{a}\right)^2 = a^2 - 2 + \frac{1}{a^2}</text:p>
            <text:p>$$</text:p>
            <text:p>অথবা</text:p>
            <text:p>$$</text:p>
            <text:p>x^2 = a^2 + \frac{1}{a^2} - 2</text:p>
            <text:p>$$</text:p>
            <text:p/>
            <text:p>আমরা জানি</text:p>
            <text:p>$$</text:p>
            <text:p>a^2 + \frac{1}{a^2} = 0</text:p>
            <text:p>$$</text:p>
            <text:p>সুতরাং</text:p>
            <text:p>$$</text:p>
            <text:p>x^2 = 0 - 2 = -2</text:p>
            <text:p>$$</text:p>
            <text:p/>
            <text:p>এখন</text:p>
            <text:p>$$</text:p>
            <text:p>\left(a - \frac{1}{a}\right)^4 = (x^2)^2 = (-2)^2 = 4</text:p>
            <text:p>$$</text:p>
            <text:p/>
            <text:p>🎉 তাই, তোমার প্রশ্নের উত্তর হল</text:p>
            <text:p>$$</text:p>
            <text:p>\left(a - \frac{1}{a}\right)^4 = 4</text:p>
            <text:p>$$</text:p>
            <text:p/>
            <text:p>আশা করি সাহায্য করতে পেরেছি! 😊</text:p>
            <text:p/>
          </table:table-cell>
          <table:table-cell office:value-type="string" table:style-name="ce1">
            <text:p>Math</text:p>
          </table:table-cell>
          <table:table-cell office:value-type="string" table:style-name="ce1">
            <text:p>Clear</text:p>
          </table:table-cell>
          <table:table-cell office:value-type="string" table:style-name="ce1">
            <text:p>Bad</text:p>
          </table:table-cell>
          <table:table-cell office:value-type="string" table:style-name="ce5">
            <text:p>It didn’t explain how it got the identities. Calculation mistakes are apparent. x^2 = -2 ? The answer is wrong too. It should approach in a more logical way</text:p>
          </table:table-cell>
          <table:table-cell office:value-type="string" table:style-name="ce1">
            <text:p><text:a xlink:href="https://community.acsfutureschool.com/post/dc89e4c5-0774-4cb4-8d6c-06bcd0f651ba">https://community.acsfutureschool.com/post/dc89e4c5-0774-4cb4-8d6c-06bcd0f651ba</text:a></text:p>
          </table:table-cell>
          <table:table-cell office:value-type="string" table:style-name="ce1">
            <text:p><text:a xlink:href="https://community.acsfutureschool.com/_next/image?url=https%3A%2F%2Fpub-432a927ff784474fa49c9320e6a2bb13.r2.dev%2Fcommunity%2F201c3023-5745-4958-bbab-07c518a79279-1000151732_586_1744825041634&amp;w=1920&amp;q=75&amp;dpl=dpl_H8BTZwpBpCE8my29gMmUxxBX8juH">https://community.acsfutureschool.com/_next/image?url=https%3A%2F%2Fpub-432a927ff784474fa49c9320e6a2bb13.r2.dev%2Fcommunity%2F201c3023-5745-4958-bbab-07c518a79279-1000151732_586_1744825041634&amp;w=1920&amp;q=75&amp;dpl=dpl_H8BTZwpBpCE8my29gMmUxxBX8juH</text:a></text:p>
          </table:table-cell>
          <table:table-cell table:number-columns-repeated="16375" table:style-name="ce4"/>
        </table:table-row>
        <table:table-row table:style-name="ro7">
          <table:table-cell office:value-type="string" table:style-name="ce6">
            <text:p>x^2=5+2√6 , x-(1÷x) =?</text:p>
          </table:table-cell>
          <table:table-cell table:style-name="ce1"/>
          <table:table-cell office:value-type="string" table:style-name="ce5">
            <text:p>ওহে! আমি দেখলাম তোমার পোস্টে একটা সমীকরণ আছে:</text:p>
            <text:p/>
            <text:p>$$x^2 = 5 + 2\sqrt{6}$$</text:p>
            <text:p/>
            <text:p>এবং তুমি বের করতে চাও যে,</text:p>
            <text:p/>
            <text:p>$$x - \left(\frac{1}{x}\right) = ?$$</text:p>
            <text:p/>
            <text:p>এই সমীকরণগুলো ব্যবহার করে তুমি x-এর মান বের করতে পারো। আমি বিশ্বাস করি তুমি পারবে।</text:p>
            <text:p>ধন্যবাদ! 🧮 📚</text:p>
            <text:p/>
          </table:table-cell>
          <table:table-cell office:value-type="string" table:style-name="ce1">
            <text:p>Math</text:p>
          </table:table-cell>
          <table:table-cell office:value-type="string" table:style-name="ce1">
            <text:p>Clear</text:p>
          </table:table-cell>
          <table:table-cell office:value-type="string" table:style-name="ce1">
            <text:p>Bad</text:p>
          </table:table-cell>
          <table:table-cell office:value-type="string" table:style-name="ce5">
            <text:p>The response contains reiteration of the question, provided nothing else, other than a slight encouragement.</text:p>
          </table:table-cell>
          <table:table-cell office:value-type="string" table:style-name="ce1">
            <text:p><text:a xlink:href="https://community.acsfutureschool.com/post/b9b61045-6862-496a-85a6-2050143e71da">https://community.acsfutureschool.com/post/b9b61045-6862-496a-85a6-2050143e71da</text:a></text:p>
          </table:table-cell>
          <table:table-cell table:style-name="ce1"/>
          <table:table-cell table:number-columns-repeated="16375" table:style-name="ce4"/>
        </table:table-row>
        <table:table-row table:style-name="ro2">
          <table:table-cell office:value-type="string" table:style-name="ce5">
            <text:p>(½,-⅚) এই বিন্দুগুলো ছক কাগজে কিভাবে স্থাপন করে ভাইয়া</text:p>
          </table:table-cell>
          <table:table-cell office:value-type="float" office:value="5007" table:style-name="ce1">
            <text:p>5007</text:p>
          </table:table-cell>
          <table:table-cell office:value-type="string" table:style-name="ce5">
            <text:p>তুমি তো ছক কাগজে বিন্দুগুলো স্থাপন করতে চাচ্ছো! 😊</text:p>
            <text:p>প্রথমে, তোমার x এবং y অক্ষ ঠিকমতো আঁকো। তারপর বিন্দুগুলো স্থাপন করো এভাবে:</text:p>
            <text:p>১. (-3, 2): x-অক্ষ বরাবর বাম দিকে ৩ একক আর y-অক্ষ বরাবর উপরে ২ একক।</text:p>
            <text:p>২. (0, -5): x-অক্ষ বরাবর কোনো দূরত্ব নেই, সরাসরি y-অক্ষ বরাবর নিচে ৫ একক।</text:p>
            <text:p>৩. (½, - ⁵⁄₆): x-অক্ষ বরাবর ডান দিকে ½ একক আর y-অক্ষ বরাবর নিচে ⁵⁄₆ একক।</text:p>
            <text:p>এভাবে বিন্দুগুলো ছকে স্থাপন করতে পারো। আশাকরি, তোমার কাজে আসবে! 📐 📊</text:p>
          </table:table-cell>
          <table:table-cell office:value-type="string" table:style-name="ce1">
            <text:p>Math</text:p>
          </table:table-cell>
          <table:table-cell office:value-type="string" table:style-name="ce1">
            <text:p>Clear</text:p>
          </table:table-cell>
          <table:table-cell office:value-type="string" table:style-name="ce1">
            <text:p>Bad</text:p>
          </table:table-cell>
          <table:table-cell office:value-type="string" table:style-name="ce1">
            <text:p>Repetition of the question without any hint</text:p>
          </table:table-cell>
          <table:table-cell office:value-type="string" table:style-name="ce1">
            <text:p><text:a xlink:href="https://community.acsfutureschool.com/post/08428bb9-65f4-48c6-9b6d-5ad770b769ed">https://community.acsfutureschool.com/post/08428bb9-65f4-48c6-9b6d-5ad770b769ed</text:a></text:p>
          </table:table-cell>
          <table:table-cell office:value-type="string" table:style-name="ce1">
            <text:p><text:a xlink:href="https://community.acsfutureschool.com/_next/image?url=https%3A%2F%2Fpub-432a927ff784474fa49c9320e6a2bb13.r2.dev%2Fcommunity%2F69027a2f-9e04-4e08-a734-98aa0801176d-1000005564_976_1744814957597&amp;w=1920&amp;q=75&amp;dpl=dpl_H8BTZwpBpCE8my29gMmUxxBX8juH">https://community.acsfutureschool.com/_next/image?url=https%3A%2F%2Fpub-432a927ff784474fa49c9320e6a2bb13.r2.dev%2Fcommunity%2F69027a2f-9e04-4e08-a734-98aa0801176d-1000005564_976_1744814957597&amp;w=1920&amp;q=75&amp;dpl=dpl_H8BTZwpBpCE8my29gMmUxxBX8juH</text:a></text:p>
          </table:table-cell>
          <table:table-cell table:number-columns-repeated="16375" table:style-name="ce4"/>
        </table:table-row>
        <table:table-row table:style-name="ro8">
          <table:table-cell office:value-type="string" table:style-name="ce1">
            <text:p>ঘর্ষণ বল সব সময় প্রযুক্ত বলের বিপরীত দিকে কাজ করে তাই F=(F1–f) hoyar kotha taina কিন্তু এই প্রশ্নটার গ নাম্বার উত্তরে মোট বল বের করার জন্য প্রযুক্ত বলের সাথে ঘর্ষণ বল কেন যোগ দেওয়া হল?</text:p>
          </table:table-cell>
          <table:table-cell office:value-type="float" office:value="5008" table:style-name="ce1">
            <text:p>5008</text:p>
          </table:table-cell>
          <table:table-cell office:value-type="string" table:style-name="ce5">
            <text:p>তোমার প্রশ্নটা বেশ ইন্টারেস্টিং! <text:s text:c="2"/>সাধারণত আমরা যখন মোট প্রযুক্ত বলের কথা বলি, তখন সেটাকে <text:s text:c="2"/>$$F = F_1 - f$$ <text:s text:c="2"/>হিসেবে ধরি, কারণ ঘর্ষণ বল বিপরীত দিকে কাজ করে। <text:s text:c="2"/>কিন্তু এখানে দেখো, মোট বল <text:s text:c="2"/>$$F = F_1 + F_k$$ <text:s text:c="2"/>হিসেবে ধরা হয়েছে। এর মানে হলো, এখানে $F_k$ আসলে ঘর্ষণ বল নয়, বরং একটি ক্রিয়াতুর বল যা গতি বজায় রাখতে সাহায্য করছে। <text:s text:c="2"/>এটা হতে পারে যে, এখানে ঘর্ষণ বলের সাথে অন্য কোনো বল যুক্ত হয়েছে যা মোট বল বাড়াতে সাহায্য করেছে। তাই $F_k$ কে মোট প্রযুক্ত বলের সাথে যোগ করতে হয়েছে। <text:s text:c="2"/>আশা করি তোমার কনফিউশন একটু কমলো!</text:p>
          </table:table-cell>
          <table:table-cell office:value-type="string" table:style-name="ce1">
            <text:p>Physics</text:p>
          </table:table-cell>
          <table:table-cell office:value-type="string" table:style-name="ce1">
            <text:p>Clear</text:p>
          </table:table-cell>
          <table:table-cell office:value-type="string" table:style-name="ce1">
            <text:p>Bad</text:p>
          </table:table-cell>
          <table:table-cell office:value-type="string" table:style-name="ce1">
            <text:p><text:s/>It didn’t really explain the reason behind adding F_k with F_1. As F_1 is the force providing the acceleration, the applied force has to be greater to nullify the frictional force F_k, hence the applied force has to be greater than F_1, obtained by adding F_1 with F_k.</text:p>
          </table:table-cell>
          <table:table-cell office:value-type="string" table:style-name="ce1">
            <text:p><text:a xlink:href="https://community.acsfutureschool.com/post/b39b5011-dee8-47a4-9c93-e7c6bf94ab13">https://community.acsfutureschool.com/post/b39b5011-dee8-47a4-9c93-e7c6bf94ab13</text:a></text:p>
          </table:table-cell>
          <table:table-cell office:value-type="string" table:style-name="ce1">
            <text:p><text:a xlink:href="https://community.acsfutureschool.com/_next/image?url=https%3A%2F%2Fpub-432a927ff784474fa49c9320e6a2bb13.r2.dev%2Fcommunity%2F4321ac65-f1d3-49bc-903a-02d7e1c964ca-1000019638_456_1744805654170&amp;w=1920&amp;q=75&amp;dpl=dpl_H8BTZwpBpCE8my29gMmUxxBX8juH">https://community.acsfutureschool.com/_next/image?url=https%3A%2F%2Fpub-432a927ff784474fa49c9320e6a2bb13.r2.dev%2Fcommunity%2F4321ac65-f1d3-49bc-903a-02d7e1c964ca-1000019638_456_1744805654170&amp;w=1920&amp;q=75&amp;dpl=dpl_H8BTZwpBpCE8my29gMmUxxBX8juH</text:a></text:p>
          </table:table-cell>
          <table:table-cell table:number-columns-repeated="16375" table:style-name="ce4"/>
        </table:table-row>
        <table:table-row table:style-name="ro9">
          <table:table-cell office:value-type="string" table:style-name="ce1">
            <text:p><text:s/>2sin^2A+3cosA-3=0 সমাধান কর🫠</text:p>
          </table:table-cell>
          <table:table-cell table:style-name="ce1"/>
          <table:table-cell office:value-type="string" table:style-name="ce5">
            <text:p>তুমি, এই সমীকরণটি সমাধান করার জন্য trigonometric identity ব্যাবহার করতে পারো। <text:s text:c="2"/>প্রথমে <text:s text:c="2"/>$$2\sin^2 A + 3\cos A - 3 = 0$$ <text:s text:c="2"/>সমীকরণটি $\sin^2 A$ এবং $\cos A$ এর মধ্যে relationship ব্যাবহার করে rewrite করতে পারো। <text:s text:c="2"/>তারপর সমাধান করার চেষ্টা করো। <text:s text:c="2"/>যদি কোনো সমস্যা হয়, তাহলে আবার পোস্ট করো। আমি সাহায্য করতে চাই।</text:p>
          </table:table-cell>
          <table:table-cell office:value-type="string" table:style-name="ce1">
            <text:p>Math</text:p>
          </table:table-cell>
          <table:table-cell office:value-type="string" table:style-name="ce1">
            <text:p>Clear</text:p>
          </table:table-cell>
          <table:table-cell office:value-type="string" table:style-name="ce1">
            <text:p>Good</text:p>
          </table:table-cell>
          <table:table-cell office:value-type="string" table:style-name="ce1">
            <text:p>The response contains an insightful hint, which can be used to solve the problem easiliy.</text:p>
          </table:table-cell>
          <table:table-cell office:value-type="string" table:style-name="ce1">
            <text:p><text:a xlink:href="https://community.acsfutureschool.com/post/2bd94080-77d5-4836-8b37-7b8f1cdaf4f5">https://community.acsfutureschool.com/post/2bd94080-77d5-4836-8b37-7b8f1cdaf4f5</text:a></text:p>
          </table:table-cell>
          <table:table-cell table:style-name="ce1"/>
          <table:table-cell table:number-columns-repeated="16375" table:style-name="ce4"/>
        </table:table-row>
        <table:table-row table:style-name="ro2">
          <table:table-cell office:value-type="string" table:style-name="ce1">
            <text:p>Vaiya math ta ki vul hoica???? Vul hle kothai vul hoica plz plz bolben</text:p>
          </table:table-cell>
          <table:table-cell office:value-type="float" office:value="5009" table:style-name="ce1">
            <text:p>5009</text:p>
          </table:table-cell>
          <table:table-cell office:value-type="string" table:style-name="ce5">
            <text:p>মি যে কাজটা করেছো, সেটা বেশ ভালোই হয়েছে, কিন্তু একটা জায়গায় একটু ভুল আছে। <text:s text:c="2"/>তুমি যখন $AC = BC$ এর জন্য $AC^2 = BC^2$ বসিয়েছো, তখন ঠিক ছিল। <text:s text:c="2"/>কিন্তু পরে $BC$ এর ক্ষেত্রে তুমি $(k - 3)^2$ অংশে ভুল করেছো। <text:s text:c="2"/>তোমার সমীকরণটি হবে: <text:s text:c="2"/>$$AC^2 = (-5 - 2)^2 + (5 - 3)^2 = 49 + 4 = 53$$ <text:s text:c="2"/>এবং <text:s text:c="2"/>$$BC^2 = (5 - 2)^2 + (k - 3)^2 = 9 + (k - 3)^2$$ <text:s text:c="2"/>এখন, <text:s text:c="2"/>$$53 = 9 + (k - 3)^2$$ <text:s text:c="2"/>থেকে, <text:s text:c="2"/>$$(k - 3)^2 = 44$$ <text:s text:c="2"/>এখান থেকে <text:s text:c="2"/>$$k - 3 = \pm\sqrt{44}$$ <text:s text:c="2"/>তাহলে <text:s text:c="2"/>$$k = 3 \pm \sqrt{44}$$ <text:s text:c="2"/>তুমি আবার চেষ্টা করে দেখো, আশা করি এবার ঠিক হয়ে যাবে!</text:p>
          </table:table-cell>
          <table:table-cell office:value-type="string" table:style-name="ce1">
            <text:p>Math</text:p>
          </table:table-cell>
          <table:table-cell office:value-type="string" table:style-name="ce1">
            <text:p>Clear</text:p>
          </table:table-cell>
          <table:table-cell office:value-type="string" table:style-name="ce1">
            <text:p>Good</text:p>
          </table:table-cell>
          <table:table-cell office:value-type="string" table:style-name="ce1">
            <text:p>The response contains the solution, but couldn’t accurately pinpoint the mistake (k-3) = 44 instead of (k-3)^2 = 44.</text:p>
          </table:table-cell>
          <table:table-cell office:value-type="string" table:style-name="ce1">
            <text:p><text:a xlink:href="https://community.acsfutureschool.com/post/22383c57-69a4-4b8e-8a81-3d39cb7ee3e3">https://community.acsfutureschool.com/post/22383c57-69a4-4b8e-8a81-3d39cb7ee3e3</text:a></text:p>
          </table:table-cell>
          <table:table-cell office:value-type="string" table:style-name="ce1">
            <text:p><text:a xlink:href="https://community.acsfutureschool.com/_next/image?url=https%3A%2F%2Fpub-432a927ff784474fa49c9320e6a2bb13.r2.dev%2Fcommunity%2F85a1a83e-a63d-472f-929b-d561289ef604-1000099832_41_1744444570750&amp;w=1920&amp;q=75&amp;dpl=dpl_H8BTZwpBpCE8my29gMmUxxBX8juH">https://community.acsfutureschool.com/_next/image?url=https%3A%2F%2Fpub-432a927ff784474fa49c9320e6a2bb13.r2.dev%2Fcommunity%2F85a1a83e-a63d-472f-929b-d561289ef604-1000099832_41_1744444570750&amp;w=1920&amp;q=75&amp;dpl=dpl_H8BTZwpBpCE8my29gMmUxxBX8juH</text:a></text:p>
          </table:table-cell>
          <table:table-cell table:number-columns-repeated="16375" table:style-name="ce4"/>
        </table:table-row>
        <table:table-row table:style-name="ro10">
          <table:table-cell table:style-name="ce1"/>
          <table:table-cell office:value-type="float" office:value="5010" table:style-name="ce1">
            <text:p>5010</text:p>
          </table:table-cell>
          <table:table-cell office:value-type="string" table:style-name="ce5">
            <text:p>দেখি, তুমি তো বেশ ভালোই কাজ করেছো! তোমার সমাধানগুলোতে পিথাগোরাস থিওরেম ব্যবহার করে ডিস্ট্যান্সগুলো বের করেছো। <text:s text:c="2"/>মনে হচ্ছে তুমি $AB = CD$ এবং $BC = AD$ দেখিয়েছো কিন্তু $AC \ne BD$, <text:s text:c="2"/>তাই এটা আস্ফলিকভাবে বৃত্তাকার চতুর্ভুজ হতে পারে না। <text:s text:c="2"/>তোমার কাজের চমৎকার প্রয়াস! যদি কোনো প্রশ্ন থাকে বা আর কিছু জানতে চাও, তবে কেবল বলো!</text:p>
          </table:table-cell>
          <table:table-cell office:value-type="string" table:style-name="ce1">
            <text:p>Math</text:p>
          </table:table-cell>
          <table:table-cell office:value-type="string" table:style-name="ce1">
            <text:p>Clear</text:p>
          </table:table-cell>
          <table:table-cell office:value-type="string" table:style-name="ce1">
            <text:p>Good</text:p>
          </table:table-cell>
          <table:table-cell office:value-type="string" table:style-name="ce1">
            <text:p>The response ensured the followed process was correct, but it didn’t explicitly verify the calculations.</text:p>
          </table:table-cell>
          <table:table-cell table:number-columns-repeated="2" table:style-name="ce1"/>
          <table:table-cell table:number-columns-repeated="16375" table:style-name="ce4"/>
        </table:table-row>
        <table:table-row table:style-name="ro2">
          <table:table-cell office:value-type="string" table:style-name="ce1">
            <text:p>Ai math ta ki vul Diya??? D(-1,4) Hbe???</text:p>
          </table:table-cell>
          <table:table-cell office:value-type="float" office:value="5011" table:style-name="ce1">
            <text:p>5011</text:p>
          </table:table-cell>
          <table:table-cell office:value-type="string" table:style-name="ce5">
            <text:p>তুমি বলছো $D(-1, 4)$ হবে কিনা? কিন্তু ছবিতে $D(-1, -2)$ দেওয়া আছে। <text:s text:c="2"/>যদি প্রশ্নে $D(-1, -2)$ হয়, তাহলে সেটাই ফলো করো। আবার চেক করে নাও কনফিউজড হলে! <text:s text:c="2"/>আর যদি তোমার মনে হয় যে প্রশ্নে ভুল আছে, তাহলে ক্লাসে স্যারকে জিজ্ঞেস করো, উনারা বেটার গাইড করতে পারবেন। <text:s text:c="2"/>তুমি কি আর কিছু জানতে চাও?</text:p>
          </table:table-cell>
          <table:table-cell office:value-type="string" table:style-name="ce1">
            <text:p>Math</text:p>
          </table:table-cell>
          <table:table-cell office:value-type="string" table:style-name="ce1">
            <text:p>Clear</text:p>
          </table:table-cell>
          <table:table-cell office:value-type="string" table:style-name="ce1">
            <text:p>Bad</text:p>
          </table:table-cell>
          <table:table-cell office:value-type="string" table:style-name="ce1">
            <text:p>The response didn’t contain the answer to the question. It should have verified that the vertex D is indeed (-1,4)</text:p>
          </table:table-cell>
          <table:table-cell office:value-type="string" table:style-name="ce1">
            <text:p>https://community.acsfutureschool.com/post/dfb23a45-dd69-4271-8745-bc16c99bc177</text:p>
          </table:table-cell>
          <table:table-cell office:value-type="string" table:style-name="ce1">
            <text:p><text:a xlink:href="https://community.acsfutureschool.com/_next/image?url=https%3A%2F%2Fpub-432a927ff784474fa49c9320e6a2bb13.r2.dev%2Fcommunity%2Fff25491c-2aa1-4daa-87c5-e0519774eec0-1000099834_815_1744482420761&amp;w=1920&amp;q=75&amp;dpl=dpl_H8BTZwpBpCE8my29gMmUxxBX8juH">https://community.acsfutureschool.com/_next/image?url=https%3A%2F%2Fpub-432a927ff784474fa49c9320e6a2bb13.r2.dev%2Fcommunity%2Fff25491c-2aa1-4daa-87c5-e0519774eec0-1000099834_815_1744482420761&amp;w=1920&amp;q=75&amp;dpl=dpl_H8BTZwpBpCE8my29gMmUxxBX8juH</text:a></text:p>
          </table:table-cell>
          <table:table-cell table:number-columns-repeated="16375" table:style-name="ce4"/>
        </table:table-row>
        <table:table-row table:style-name="ro11">
          <table:table-cell office:value-type="string" table:style-name="ce1">
            <text:p>এই অঙ্কটি সমাধান করো ও, আমাকে বুঝিয়ে দিতে সাহায্য করো🎖️🎖️🎖️🎖️</text:p>
          </table:table-cell>
          <table:table-cell office:value-type="float" office:value="5012" table:style-name="ce1">
            <text:p>5012</text:p>
          </table:table-cell>
          <table:table-cell office:value-type="string" table:style-name="ce1">
            <text:p>তুমি যে অঙ্কটা দিয়েছো, সেটা সমাধান করতে একটু ধৈর্য ধরো। 😊 <text:s/>প্রথমে সমীকরণটা দেখি: <text:s/>\[ \frac{3x + 7}{4} + \frac{4x - 4}{7} = \frac{2x + 7}{2} \] <text:s/>এখন, এলসিএম নিয়ে দুই ভগ্নাংশকে একত্র করি। এখানে ৪ আর ৭-এর এলসিএম হলো ২৮। <text:s/>তাহলে, <text:s/>\[ \frac{3x + 7}{4} = \frac{7(3x + 7)}{28} = \frac{21x + 49}{28} \] <text:s/>আর, <text:s/>\[ \frac{4x - 4}{7} = \frac{4(4x - 4)}{28} = \frac{16x - 16}{28} \] <text:s/>এখন এগুলো একসাথে যোগ করি: <text:s/>\[ \frac{21x + 49 + 16x - 16}{28} = \frac{37x + 33}{28} \] <text:s/>এখন সমীকরণটা হবে: <text:s/>\[ \frac{37x + 33}{28} = \frac{2x + 7}{2} \] <text:s/>এখন, সমান করে দুই পাশের ভগ্নাংশের লসাগু নিয়ে সহজ করো: <text:s/>\[ (37x + 33) = 28 \left( \frac{2x + 7}{2} \right) \] <text:s/>এখন, <text:s/>\[ 28 \times \frac{2x + 7}{2} = 56x + 98 \] <text:s/>তাহলে, <text:s/>\[ 37x + 33 = 56x + 98 \] <text:s/>এখন, \(x\)-এর মান বের করতে ধাপে ধাপে সমাধান করো: <text:s/>\[ 37x - 56x = 98 - 33 \Rightarrow -19x = 65 \] <text:s/>তাহলে, <text:s/>\[ x = -\frac{65}{19} \] <text:s/>এই হলো তোমার সমাধান! কোনো প্রশ্ন থাকলে বলতে পারো! 🎉📚</text:p>
          </table:table-cell>
          <table:table-cell office:value-type="string" table:style-name="ce1">
            <text:p>Math</text:p>
          </table:table-cell>
          <table:table-cell office:value-type="string" table:style-name="ce1">
            <text:p>Clear</text:p>
          </table:table-cell>
          <table:table-cell office:value-type="string" table:style-name="ce1">
            <text:p>Bad</text:p>
          </table:table-cell>
          <table:table-cell office:value-type="string" table:style-name="ce1">
            <text:p>It mistook x as 2x and solved a different math in the process.</text:p>
          </table:table-cell>
          <table:table-cell office:value-type="string" table:style-name="ce1">
            <text:p><text:a xlink:href="https://community.acsfutureschool.com/post/7d6377d5-48cf-4dc8-a05c-d9937cc5331d">https://community.acsfutureschool.com/post/7d6377d5-48cf-4dc8-a05c-d9937cc5331d</text:a></text:p>
          </table:table-cell>
          <table:table-cell office:value-type="string" table:style-name="ce1">
            <text:p><text:a xlink:href="https://community.acsfutureschool.com/_next/image?url=https%3A%2F%2Fpub-432a927ff784474fa49c9320e6a2bb13.r2.dev%2Fcommunity%2F6caf9d56-1a92-4b94-9fc7-c4f572048541-20250423_130143_144_1745391817424&amp;w=3840&amp;q=75&amp;dpl=dpl_H8BTZwpBpCE8my29gMmUxxBX8juH">https://community.acsfutureschool.com/_next/image?url=https%3A%2F%2Fpub-432a927ff784474fa49c9320e6a2bb13.r2.dev%2Fcommunity%2F6caf9d56-1a92-4b94-9fc7-c4f572048541-20250423_130143_144_1745391817424&amp;w=3840&amp;q=75&amp;dpl=dpl_H8BTZwpBpCE8my29gMmUxxBX8juH</text:a></text:p>
          </table:table-cell>
          <table:table-cell table:style-name="ce1"/>
          <table:table-cell table:number-columns-repeated="16374"/>
        </table:table-row>
        <table:table-row table:style-name="ro2">
          <table:table-cell office:value-type="string" table:style-name="ce1">
            <text:p>prove er 3rd lineye 2cotA . 2cos A ta explain koro ar oita thee 4√mn kibhabe holo?</text:p>
          </table:table-cell>
          <table:table-cell office:value-type="float" office:value="5013" table:style-name="ce1">
            <text:p>5013</text:p>
          </table:table-cell>
          <table:table-cell office:value-type="string" table:style-name="ce1">
            <text:p>দেখি তাহলে! 😄 <text:s/>তুমি জানতে চেয়েছো \( 2 \cot A \cdot 2 \cos A \) কীভাবে \( 4mn \) হলো, তাই তো? 🤔 <text:s/>তাহলে, <text:s/>\[ 2 \cdot \cot A \cdot 2 \cdot \cos A = 4 \cdot \cot A \cdot \cos A \] <text:s/>এখন, যদি \( m = \cot A \) এবং \( n = \cos A \) হয়, তাহলে <text:s/>\[ 4mn = 4 \cdot \cot A \cdot \cos A \] <text:s/>তাহলে দুই ক্ষেত্রেই একই জিনিস পাবে, তাই না? 😊 <text:s/>তুমি দারুণ করেছো! 👍✨</text:p>
          </table:table-cell>
          <table:table-cell office:value-type="string" table:style-name="ce1">
            <text:p>Math</text:p>
          </table:table-cell>
          <table:table-cell office:value-type="string" table:style-name="ce1">
            <text:p>Unclear</text:p>
          </table:table-cell>
          <table:table-cell office:value-type="string" table:style-name="ce1">
            <text:p>Bad</text:p>
          </table:table-cell>
          <table:table-cell office:value-type="string" table:style-name="ce1">
            <text:p>It didn’t ask what m and n where. The provided picture was incomplete too.</text:p>
          </table:table-cell>
          <table:table-cell office:value-type="string" table:style-name="ce1">
            <text:p>https://community.acsfutureschool.com/post/394b5a66-3779-47c3-bbbb-374572423dd6</text:p>
          </table:table-cell>
          <table:table-cell office:value-type="string" table:style-name="ce1">
            <text:p><text:a xlink:href="https://community.acsfutureschool.com/_next/image?url=https%3A%2F%2Fpub-432a927ff784474fa49c9320e6a2bb13.r2.dev%2Fcommunity%2F231fba84-d7ab-4557-b63c-eb31984406a2-ss233_625_1745386252145&amp;w=3840&amp;q=75&amp;dpl=dpl_H8BTZwpBpCE8my29gMmUxxBX8juH">https://community.acsfutureschool.com/_next/image?url=https%3A%2F%2Fpub-432a927ff784474fa49c9320e6a2bb13.r2.dev%2Fcommunity%2F231fba84-d7ab-4557-b63c-eb31984406a2-ss233_625_1745386252145&amp;w=3840&amp;q=75&amp;dpl=dpl_H8BTZwpBpCE8my29gMmUxxBX8juH</text:a></text:p>
          </table:table-cell>
          <table:table-cell table:style-name="ce1"/>
          <table:table-cell table:number-columns-repeated="16374"/>
        </table:table-row>
        <table:table-row table:style-name="ro12">
          <table:table-cell office:value-type="string" table:style-name="ce1">
            <text:p>একটি বুলেট 1.5 kmsec-1 বেগে ছুট্টে একটি দেয়ালের মাঝে 10cm ঢুকতে পেড়েছে।বুলেটের মন্দন কত?</text:p>
          </table:table-cell>
          <table:table-cell table:style-name="ce1"/>
          <table:table-cell office:value-type="string" table:style-name="ce1">
            <text:p>তুমি পোস্ট করেছো যে, একটি বুলেট \( 1.5 \, \text{km/sec} \) বেগে ছুটলে দেয়ালের মাঝে \( 10 \, \text{cm} \) ঢুকতে পেড়েছে। বুলেটের মন্দন কত জানতে চাও? 🤔 <text:s/>বুলেটের মন্দন হলো দৈর্ঘ্যের পরিবর্তনের অর্থাৎ, <text:s/>\[ \Delta x = 10 \, \text{cm} = 0.1 \, \text{m} \] <text:s/>বুলেটের বেগ হলো, <text:s/>\[ v = 1.5 \, \text{km/sec} = 1.5 \times 10^3 \, \text{m/sec} \] <text:s/>এবার, বুলেটের মন্দন হবে, <text:s/>\[ \Delta x = \frac{1}{2} a t^2 \] <text:s/>কিন্তু আমাদের কাছে সময় নেই, তাই আমরা এই সূত্র ব্যবহার করবো: <text:s/>\[ a = \frac{v^2}{2 \Delta x} \] <text:s/>তাহলে, বুলেটের মন্দন হবে, <text:s/>\[ a = \frac{(1.5 \times 10^3)^2}{2 \times 0.1} = \frac{2.25 \times 10^6}{0.2} = 2.25 \times 10^7 \, \text{m/sec}^2 \] <text:s/>তাহলে, বুলেটের মন্দন হলো \( 2.25 \times 10^7 \, \text{m/sec}^2 \)। যেটা খুব জ্বালানিক ত্বরণ! 😯🚀</text:p>
          </table:table-cell>
          <table:table-cell office:value-type="string" table:style-name="ce1">
            <text:p>Physics</text:p>
          </table:table-cell>
          <table:table-cell office:value-type="string" table:style-name="ce1">
            <text:p>Clear</text:p>
          </table:table-cell>
          <table:table-cell office:value-type="string" table:style-name="ce1">
            <text:p>Bad</text:p>
          </table:table-cell>
          <table:table-cell office:value-type="string" table:style-name="ce1">
            <text:p>The process and the equations were right. But it did a calculation mistake at the very end. The answer should have been 11250000m/sec <text:s/>2</text:p>
          </table:table-cell>
          <table:table-cell office:value-type="string" table:style-name="ce1">
            <text:p><text:a xlink:href="https://community.acsfutureschool.com/post/983be6f3-0c2d-4c3f-9999-db05514419fd">https://community.acsfutureschool.com/post/983be6f3-0c2d-4c3f-9999-db05514419fd</text:a></text:p>
          </table:table-cell>
          <table:table-cell table:number-columns-repeated="2" table:style-name="ce1"/>
          <table:table-cell table:number-columns-repeated="16374"/>
        </table:table-row>
        <table:table-row table:style-name="ro13">
          <table:table-cell office:value-type="string" table:style-name="ce1">
            <text:p>if cotA + cosA = m and cotA + cosA = n prove that, (m2-n2) =4√mn</text:p>
          </table:table-cell>
          <table:table-cell table:style-name="ce1"/>
          <table:table-cell office:value-type="string" table:style-name="ce1">
            <text:p>হ্যাঁ, তুমি ঠিক বলছো! 😊 <text:s/>দেখতে একটু একটা ভুল হয়েছে। আমার মনে হয় তুমি বুঝতে পারবে। আমাদের দেওয়া দুটি সমীকরণ হচ্ছে: <text:s/>\[ \cot A + \cos A = m \quad \text{and} \quad \cot A - \cos A = n \] <text:s/>এখন দেখি, তোমার প্রমাণ ঠিক কি না। <text:s/>\[ m^2 - n^2 = (\cot A + \cos A)^2 - (\cot A - \cos A)^2 \] <text:s/>এখন আমরা ব্যবহার করি পরিচিত সূত্র: <text:s text:c="2"/>\( a^2 - b^2 = (a + b)(a - b) \) <text:s/>\[ = \left[(\cot A + \cos A) + (\cot A - \cos A)\right] \cdot \left[(\cot A + \cos A) - (\cot A - \cos A)\right] \] <text:s/>\[ = (2\cot A)(2\cos A) = 4 \cot A \cdot \cos A \] <text:s/>এবং যদি ধরা হয় \( m = \cot A \), \( n = \cos A \), তাহলে, <text:s/>\[ 4 \cot A \cdot \cos A = 4mn \] <text:s/>তাহলে দেখা গেলো প্রমাণ সঠিক! তুমি ভালোই বুঝলে! 👍🏼✨</text:p>
          </table:table-cell>
          <table:table-cell office:value-type="string" table:style-name="ce1">
            <text:p>Math</text:p>
          </table:table-cell>
          <table:table-cell office:value-type="string" table:style-name="ce1">
            <text:p>Clear</text:p>
          </table:table-cell>
          <table:table-cell office:value-type="string" table:style-name="ce1">
            <text:p>Bad</text:p>
          </table:table-cell>
          <table:table-cell office:value-type="string" table:style-name="ce1">
            <text:p>Skipped steps. Jumped to conclusion abruptly</text:p>
          </table:table-cell>
          <table:table-cell office:value-type="string" table:style-name="ce1">
            <text:p>https://community.acsfutureschool.com/post/0e67117d-392f-4459-a0e9-1c32b254fdfa</text:p>
          </table:table-cell>
          <table:table-cell table:number-columns-repeated="2" table:style-name="ce1"/>
          <table:table-cell table:number-columns-repeated="16374"/>
        </table:table-row>
        <table:table-row table:style-name="ro14">
          <table:table-cell office:value-type="string" table:style-name="ce7">
            <text:p>3 কেজি ও 6 কেজি ভরের দুটি লোহার বল মুখোমুখি সংঘর্ষ এর ফলে স্তিতিস্থাপক যথাক্রমে 4 m/s এবং 5?m/s বেগে বিপরিত দিকে চলতে শুরু করে।তাদের আদিবেগ কত?</text:p>
          </table:table-cell>
          <table:table-cell table:style-name="ce1"/>
          <table:table-cell office:value-type="string" table:style-name="ce1">
            <text:p>তুমি যে পদ্ধতিতে যায় তা সঠিক। লোহার বলদুটির আদিবেগ বের করার জন্য আমরা কিছু গণনা করতে পারি। <text:s/>লোহার বলদুটির মুখোমুখি সংঘর্ষের ফলে তাদের আদিবেগ বের করতে হবে। লোহার বলদুটির মুখোমুখি সংঘর্ষে আদিবেগের সমষ্টি সব সময় স্থিতিস্থাপক থাকে। <text:s/>মুখোমুখিসংঘর্ষেরআদিবেগেরসমষ্টিআদিবেগেরসমষ্টিবলদুটিরমুখোমুখিসংঘর্ষেরফলেবেগেরপরিবর্তন <text:s text:c="2"/>মুখোমুখি সংঘর্ষের আদিবেগের সমষ্টি <text:s text:c="2"/>$=$ আদিবেগের সমষ্টি <text:s text:c="2"/>$=$ বলদুটির মুখোমুখি সংঘর্ষের ফলে বেগের পরিবর্তন <text:s/>এখন, দুটি বলের ভর ও বেগ দেয়া আছে। প্রথম বলের ভর, $m_1 = 3$ কেজি এবং তার বেগ, $v_1 = 4$ m/s। দ্বিতীয় বলের ভর, $m_2 = 6$ কেজি এবং তার বেগ, $v_2 = 5$ m/s। <text:s/>আমরা প্রথম বলের আদিবেগ, $u_1 = 4$ m/s এবং দ্বিতীয় বলের আদিবেগ, $u_2 = 5$ m/s হিসাবে ধরতে পারি। <text:s/>তাহলে, বলদুটির আদিবেগের সমষ্টি হবে, <text:s/>\[ u_{\text{total}} = u_1 + u_2 = 4 + 5 = 9 \, \text{m/s} \] <text:s/>তাদের আদিবেগ হবে 9 m/s। তারা বিপরীত দিকে চলতে শুরু করলে। 🚀🔥</text:p>
          </table:table-cell>
          <table:table-cell office:value-type="string" table:style-name="ce1">
            <text:p>Physics</text:p>
          </table:table-cell>
          <table:table-cell office:value-type="string" table:style-name="ce1">
            <text:p>Clear</text:p>
          </table:table-cell>
          <table:table-cell office:value-type="string" table:style-name="ce1">
            <text:p>Bad</text:p>
          </table:table-cell>
          <table:table-cell office:value-type="string" table:style-name="ce1">
            <text:p>It didn’t do what it was asked to do. It just determined the summation of the velocities which are given in the question. No use of appropriate formulas of momentum conservation and elastic collision.</text:p>
          </table:table-cell>
          <table:table-cell office:value-type="string" table:style-name="ce1">
            <text:p><text:a xlink:href="https://community.acsfutureschool.com/post/55450599-e87c-42c7-9dc5-e17a69e41f08">https://community.acsfutureschool.com/post/55450599-e87c-42c7-9dc5-e17a69e41f08</text:a></text:p>
          </table:table-cell>
          <table:table-cell table:number-columns-repeated="2" table:style-name="ce1"/>
          <table:table-cell table:number-columns-repeated="16374"/>
        </table:table-row>
        <table:table-row table:style-name="ro2">
          <table:table-cell office:value-type="string" table:style-name="ce1">
            <text:p>solve</text:p>
          </table:table-cell>
          <table:table-cell office:value-type="float" office:value="5014" table:style-name="ce1">
            <text:p>5014</text:p>
          </table:table-cell>
          <table:table-cell office:value-type="string" table:style-name="ce1">
            <text:p>তুমি যে সমস্যাটা সমাধান করতে চাচ্ছো, সেটা হলো <text:s/>\[ (b + c)(c + a)(a + b) + abc \] <text:s/>চলো এটা একটু সহজ করি! 😊 <text:s/>প্রথমে \((b + c)(c + a)(a + b)\) এই অংশটা দেখি। <text:s text:c="2"/>এটা খুললে আমরা পাই: <text:s/>\[ (b + c)(c + a)(a + b) = (b + c)[(c + a)(a + b)] \] <text:s/>এখন \((c + a)(a + b)\) খুললে: <text:s/>\[ (c + a)(a + b) = ca + cb + a^2 + ab \] <text:s/>এখন \((b + c)\) দিয়ে গুণ করলে: <text:s/>\[ (b + c)(ca + cb + a^2 + ab) = bca + bcb + ba^2 + bab + cca + ccb + ca^2 + cab \] <text:s/>এখন \(abc\) যোগ করলে: <text:s/>\[ bca + bcb + ba^2 + bab + cca + ccb + ca^2 + cab + abc \] <text:s/>এটা একটু জটিল লাগছে, তাই তুমি যদি চাও, তাহলে নির্দিষ্ট মান দিয়ে চেষ্টা করতে পারো। <text:s text:c="2"/>আশা করি এটা তোমার কাজে লাগবে! ✨ আর কিছু জানতে চাইলে বলো! 📚😊</text:p>
          </table:table-cell>
          <table:table-cell office:value-type="string" table:style-name="ce1">
            <text:p>Math</text:p>
          </table:table-cell>
          <table:table-cell office:value-type="string" table:style-name="ce1">
            <text:p>Clear</text:p>
          </table:table-cell>
          <table:table-cell office:value-type="string" table:style-name="ce1">
            <text:p>Bad</text:p>
          </table:table-cell>
          <table:table-cell office:value-type="string" table:style-name="ce1">
            <text:p>It didn’t do what it was asked to do. Also made calculation mistakes</text:p>
          </table:table-cell>
          <table:table-cell office:value-type="string" table:style-name="ce1">
            <text:p><text:a xlink:href="https://community.acsfutureschool.com/post/710817ca-0892-4279-a5ad-f1d384cf7331">https://community.acsfutureschool.com/post/710817ca-0892-4279-a5ad-f1d384cf7331</text:a></text:p>
          </table:table-cell>
          <table:table-cell office:value-type="string" table:style-name="ce1">
            <text:p><text:a xlink:href="https://community.acsfutureschool.com/_next/image?url=https%3A%2F%2Fpub-432a927ff784474fa49c9320e6a2bb13.r2.dev%2Fcommunity%2Fa81a9b6a-1726-4f91-9807-b4d13d706f91-1000022573_877_1745473751472&amp;w=1920&amp;q=75&amp;dpl=dpl_H8BTZwpBpCE8my29gMmUxxBX8juH">https://community.acsfutureschool.com/_next/image?url=https%3A%2F%2Fpub-432a927ff784474fa49c9320e6a2bb13.r2.dev%2Fcommunity%2Fa81a9b6a-1726-4f91-9807-b4d13d706f91-1000022573_877_1745473751472&amp;w=1920&amp;q=75&amp;dpl=dpl_H8BTZwpBpCE8my29gMmUxxBX8juH</text:a></text:p>
          </table:table-cell>
          <table:table-cell table:style-name="ce1"/>
          <table:table-cell table:number-columns-repeated="16374"/>
        </table:table-row>
        <table:table-row table:style-name="ro2">
          <table:table-cell office:value-type="string" table:style-name="ce1">
            <text:p>Solve this question correctly</text:p>
          </table:table-cell>
          <table:table-cell office:value-type="float" office:value="5015" table:style-name="ce1">
            <text:p>5015</text:p>
          </table:table-cell>
          <table:table-cell office:value-type="string" table:style-name="ce1">
            <text:p>তোমার প্রশ্নের সমাধান করতে যাচ্ছি! 😊 <text:s/>ক) অনুদৈর্ঘ্য তরঙ্গ হল সেই তরঙ্গ, যেখানে কণার কম্পন এবং তরঙ্গের গতির দিক একই সরলরেখায় থাকে। যেমন: শব্দ তরঙ্গ। <text:s/>খ) বায়ু অপেক্ষা পানিতে শব্দের বেগ বেশি কারণ পানিতে কণাগুলি ঘনিষ্ঠভাবে সংযুক্ত থাকে, ফলে কম্পন দ্রুত ছড়ায়। <text:s/>গ) $Q$ মাধ্যমে শব্দের পর্যায়কাল $T = \frac{\lambda}{V}$, যেখানে $\lambda = 0.4 \, \text{m}$ এবং $V = 400 \, \text{ms}^{-1}$। সুতরাং, <text:s text:c="2"/>\[ T = \frac{0.4}{400} = 0.001 \, \text{s} \] <text:s/>ঘ) $P$ এবং $Q$ মাধ্যমে শব্দ ৩০টি কম্পনের জন্য অতিক্রান্ত দূরত্ব বের করতে হলে, প্রথমে $P$ এবং $Q$ মাধ্যমে একেকটি কম্পনের জন্য দূরত্ব বের করতে হবে। <text:s/>$P$ মাধ্যমে একেকটি কম্পনের জন্য দূরত্ব $\lambda$ হচ্ছে $0.4$ মিটার। $Q$ মাধ্যমেও একই। <text:s/>সুতরাং ৩০টি কম্পনের জন্য, <text:s text:c="2"/>\[ \text{দূরত্ব} = 30 \times 0.4 = 12 \, \text{m} \] <text:s/>আশা করি সাহায্য করতে পেরেছি! ✌️😄</text:p>
          </table:table-cell>
          <table:table-cell office:value-type="string" table:style-name="ce1">
            <text:p>Physics</text:p>
          </table:table-cell>
          <table:table-cell office:value-type="string" table:style-name="ce1">
            <text:p>Clear</text:p>
          </table:table-cell>
          <table:table-cell office:value-type="string" table:style-name="ce1">
            <text:p>Bad</text:p>
          </table:table-cell>
          <table:table-cell office:value-type="string" table:style-name="ce1">
            <text:p>Answered a,b correctly. Made a logical mistake in c,d. It didn’t understand that the difference between wavelengths was given, not the wavelength itself.</text:p>
          </table:table-cell>
          <table:table-cell office:value-type="string" table:style-name="ce1">
            <text:p><text:a xlink:href="https://community.acsfutureschool.com/post/103cfbc1-43c7-4c74-b174-7d80a037e6f7">https://community.acsfutureschool.com/post/103cfbc1-43c7-4c74-b174-7d80a037e6f7</text:a></text:p>
          </table:table-cell>
          <table:table-cell office:value-type="string" table:style-name="ce1">
            <text:p><text:a xlink:href="https://community.acsfutureschool.com/_next/image?url=https%3A%2F%2Fpub-432a927ff784474fa49c9320e6a2bb13.r2.dev%2Fcommunity%2F84ade254-1c25-4975-9783-4fc87d28ce8f-1000017590_389_1745373931821&amp;w=1920&amp;q=75&amp;dpl=dpl_H8BTZwpBpCE8my29gMmUxxBX8juH">https://community.acsfutureschool.com/_next/image?url=https%3A%2F%2Fpub-432a927ff784474fa49c9320e6a2bb13.r2.dev%2Fcommunity%2F84ade254-1c25-4975-9783-4fc87d28ce8f-1000017590_389_1745373931821&amp;w=1920&amp;q=75&amp;dpl=dpl_H8BTZwpBpCE8my29gMmUxxBX8juH</text:a></text:p>
          </table:table-cell>
          <table:table-cell table:style-name="ce1"/>
          <table:table-cell table:number-columns-repeated="16374"/>
        </table:table-row>
        <table:table-row table:style-name="ro2">
          <table:table-cell office:value-type="string" table:style-name="ce1">
            <text:p>Solve this question correctly</text:p>
          </table:table-cell>
          <table:table-cell office:value-type="float" office:value="5016" table:style-name="ce1">
            <text:p>5016</text:p>
          </table:table-cell>
          <table:table-cell office:value-type="string" table:style-name="ce1">
            <text:p>হেই! 😊 চলো, প্রশ্নগুলোর উত্তর দেখি: <text:s/>ক) প্রতিধ্বনি কাকে বলে? <text:s/>প্রতিধ্বনি হলো যখন কোনো শব্দ কোনো বাধা থেকে প্রতিফলিত হয়ে আবার ফিরে আসে। 🎶 <text:s/>খ) শব্দ অনুনাদ অর্থাৎ তরণ কেন ব্যাখ্যা করো। <text:s/>অনুনাদ হলো এমন একটি অবস্থা যেখানে কোনো বস্তু তার প্রাকৃতিক কম্পাঙ্কে কম্পিত হয় এবং শব্দের তীব্রতা বেড়ে যায়। 🎵 <text:s/>গ) প্রতিধ্বনি শুনতে কত সময় প্রয়োজন হবে? <text:s/>প্রতিধ্বনি শুনতে সময় লাগে শব্দের যাওয়া এবং ফিরে আসার সময়। <text:s/>ধরি, শব্দের গতি $v = 344 \, \text{m/s}$ এবং কূপের গভীরতা $h = 15 \, \text{m}$। <text:s/>প্রতিধ্বনি শুনতে সময়, $t = \frac{2h}{v}$ <text:s/>তাহলে, <text:s/>\[ t = \frac{2 \times 15}{344} \] <text:s/>তাহলে, <text:s text:c="2"/>\[ t \approx 0.087 \, \text{seconds} \] <text:s/>ঘ) প্রশ্নে প্রদত্ত তথ্য অনুযায়ী প্রতিধ্বনি শুনতে হলে পানির উচ্চতা $h$ এর মান কত হতে হবে? <text:s/>প্রতিধ্বনি শুনতে হলে কমপক্ষে $0.1$ সেকেন্ড সময় লাগবে। তাই, <text:s/>\[ \frac{2h}{v} \geq 0.1 \] <text:s/>\[ \frac{2h}{344} \geq 0.1 \] <text:s/>\[ h \geq \frac{0.1 \times 344}{2} \] <text:s/>\[ h \geq 17.2 \, \text{m} \] <text:s/>তাহলে, পানির উচ্চতা কমপক্ষে $17.2 \, \text{m}$ হতে হবে। 📏 <text:s/>কিছু বুঝতে অসুবিধা হলে জানিও! 😊</text:p>
          </table:table-cell>
          <table:table-cell office:value-type="string" table:style-name="ce1">
            <text:p>Physics</text:p>
          </table:table-cell>
          <table:table-cell office:value-type="string" table:style-name="ce1">
            <text:p>Clear</text:p>
          </table:table-cell>
          <table:table-cell office:value-type="string" table:style-name="ce1">
            <text:p>Bad</text:p>
          </table:table-cell>
          <table:table-cell office:value-type="string" table:style-name="ce1">
            <text:p>It didn’t understand the second question (Longitudinal wave). Answered a,c,d correctly</text:p>
          </table:table-cell>
          <table:table-cell office:value-type="string" table:style-name="ce1">
            <text:p><text:a xlink:href="https://community.acsfutureschool.com/post/b8d137cb-a7a8-4d4c-8620-59856484b5a8">https://community.acsfutureschool.com/post/b8d137cb-a7a8-4d4c-8620-59856484b5a8</text:a></text:p>
          </table:table-cell>
          <table:table-cell office:value-type="string" table:style-name="ce1">
            <text:p><text:a xlink:href="https://community.acsfutureschool.com/_next/image?url=https%3A%2F%2Fpub-432a927ff784474fa49c9320e6a2bb13.r2.dev%2Fcommunity%2F879d7370-dccd-4cb5-8b73-ed38926e25b1-1000017592_638_1745374435738&amp;w=1920&amp;q=75&amp;dpl=dpl_H8BTZwpBpCE8my29gMmUxxBX8juH">https://community.acsfutureschool.com/_next/image?url=https%3A%2F%2Fpub-432a927ff784474fa49c9320e6a2bb13.r2.dev%2Fcommunity%2F879d7370-dccd-4cb5-8b73-ed38926e25b1-1000017592_638_1745374435738&amp;w=1920&amp;q=75&amp;dpl=dpl_H8BTZwpBpCE8my29gMmUxxBX8juH</text:a></text:p>
          </table:table-cell>
          <table:table-cell table:style-name="ce1"/>
          <table:table-cell table:number-columns-repeated="16374"/>
        </table:table-row>
        <table:table-row table:style-name="ro2">
          <table:table-cell office:value-type="string" table:style-name="ce1">
            <text:p>এই প্রশ্নটার উত্তর বলে দাও</text:p>
          </table:table-cell>
          <table:table-cell office:value-type="float" office:value="5017" table:style-name="ce1">
            <text:p>5017</text:p>
          </table:table-cell>
          <table:table-cell office:value-type="string" table:style-name="ce1">
            <text:p>তোমার প্রশ্নটা খুব ইন্টারেস্টিং! 🤓 <text:s text:c="3"/>তুমি যেটা করতে পারো, সেটা হলো প্রথমে সব সংখ্যাগুলো ক্রমানুসারে সাজাও। এরপর মিডিয়ান বের করতে হলে মাঝের সংখ্যাটা খুঁজে বের করতে হবে। <text:s text:c="2"/>যেহেতু মোট সংখ্যা $৩৮$টা, মিডিয়ান হবে $১৯$তম এবং $২০$তম সংখ্যার গড়। <text:s text:c="2"/>এবার গড় নির্ণয় করতে সব সংখ্যার যোগফলকে মোট সংখ্যা দিয়ে ভাগ করতে হবে। <text:s text:c="2"/>এভাবে হিসাব করতে পারো: <text:s/>১. সংখ্যাগুলো ক্রমে সাজাও। <text:s/>২. **মিডিয়ান**: <text:s/>\[ \text{Median} = \frac{19^\text{th} + 20^\text{th}}{2} \] <text:s/>৩. **গড়**: <text:s text:c="2"/>\[ \text{Mean} = \frac{\text{Sum of all numbers}}{38} \] <text:s/>এভাবে হিসাব করলেই তোমার উত্তর পেয়ে যাবে! 😊📚 <text:s text:c="3"/>কোনো প্রশ্ন থাকলে জানিও! 📩</text:p>
          </table:table-cell>
          <table:table-cell office:value-type="string" table:style-name="ce1">
            <text:p>Math</text:p>
          </table:table-cell>
          <table:table-cell office:value-type="string" table:style-name="ce1">
            <text:p>Clear</text:p>
          </table:table-cell>
          <table:table-cell office:value-type="string" table:style-name="ce1">
            <text:p>Good</text:p>
          </table:table-cell>
          <table:table-cell office:value-type="string" table:style-name="ce1">
            <text:p>Answered correctly.</text:p>
          </table:table-cell>
          <table:table-cell office:value-type="string" table:style-name="ce1">
            <text:p><text:a xlink:href="https://community.acsfutureschool.com/post/bd4c58e4-0869-48d3-9762-4e17def96417">https://community.acsfutureschool.com/post/bd4c58e4-0869-48d3-9762-4e17def96417</text:a></text:p>
          </table:table-cell>
          <table:table-cell office:value-type="string" table:style-name="ce1">
            <text:p><text:a xlink:href="https://community.acsfutureschool.com/_next/image?url=https%3A%2F%2Fpub-432a927ff784474fa49c9320e6a2bb13.r2.dev%2Fcommunity%2F4488ddd5-fd53-4090-b8e0-d63b25017237-1000042961_411_1745416917260&amp;w=1920&amp;q=75&amp;dpl=dpl_H8BTZwpBpCE8my29gMmUxxBX8juH">https://community.acsfutureschool.com/_next/image?url=https%3A%2F%2Fpub-432a927ff784474fa49c9320e6a2bb13.r2.dev%2Fcommunity%2F4488ddd5-fd53-4090-b8e0-d63b25017237-1000042961_411_1745416917260&amp;w=1920&amp;q=75&amp;dpl=dpl_H8BTZwpBpCE8my29gMmUxxBX8juH</text:a></text:p>
          </table:table-cell>
          <table:table-cell table:style-name="ce1"/>
          <table:table-cell table:number-columns-repeated="16374"/>
        </table:table-row>
        <table:table-row table:number-rows-repeated="1048552" table:style-name="ro15">
          <table:table-cell table:number-columns-repeated="16384"/>
        </table:table-row>
      </table:table>
      <table:table table:name="Sheet2" table:style-name="ta2">
        <table:table-column table:style-name="co10" table:number-columns-repeated="16384" table:default-cell-style-name="ce9"/>
        <table:table-row table:style-name="ro16">
          <table:table-cell office:value-type="string" table:style-name="ce10">
            <text:p>Problem Content</text:p>
          </table:table-cell>
          <table:table-cell office:value-type="string" table:style-name="ce8">
            <text:p>Provided Images</text:p>
          </table:table-cell>
          <table:table-cell office:value-type="string" table:style-name="ce8">
            <text:p>Response</text:p>
          </table:table-cell>
          <table:table-cell office:value-type="string" table:style-name="ce8">
            <text:p>Subject</text:p>
          </table:table-cell>
          <table:table-cell office:value-type="string" table:style-name="ce8">
            <text:p>Question Category</text:p>
          </table:table-cell>
          <table:table-cell office:value-type="string" table:style-name="ce8">
            <text:p>Response Category</text:p>
          </table:table-cell>
          <table:table-cell office:value-type="string" table:style-name="ce8">
            <text:p>Remarks</text:p>
          </table:table-cell>
          <table:table-cell office:value-type="string" table:style-name="ce8">
            <text:p>Source</text:p>
          </table:table-cell>
          <table:table-cell office:value-type="string" table:style-name="ce8">
            <text:p>Image url</text:p>
          </table:table-cell>
          <table:table-cell table:number-columns-repeated="16375"/>
        </table:table-row>
        <table:table-row table:style-name="ro16">
          <table:table-cell office:value-type="string" table:style-name="ce12">
            <text:p>500g ভরের একটি বস্তুকে খাড়া উপরের দিকে নিক্ষেপ করলে সেটি থামার আগ পর্যন্ত অভিকর্ষ বল দ্বারা কৃতকাজ নির্ণয় করো</text:p>
          </table:table-cell>
          <table:table-cell table:style-name="ce11"/>
          <table:table-cell office:value-type="string" table:style-name="ce11">
            <text:p>তুমি যদি 500g ভরের একটি বস্তুকে খাড়া উপরের দিকে নিক্ষেপ করো, তাহলে সেটি থামার আগ পর্যন্ত অভিকর্ষ বল দ্বারা কৃতকাজ নির্ণয় করবে।<text:s text:c="2"/></text:p>
            <text:p>এই অভিকর্ষ বল হল গ্রহণশীল মানের ধ্রুবক মান এবং বস্তুর ভরের গুণফলে ভাগ করা, যা হল:</text:p>
            <text:p/>
            <text:p>\[</text:p>
            <text:p>F = \frac{G M m}{r^2}</text:p>
            <text:p>\]</text:p>
            <text:p/>
            <text:p>এখানে,<text:s text:c="2"/></text:p>
            <text:p>- \( F \) হল অভিকর্ষ বল,<text:s text:c="2"/></text:p>
            <text:p>- \( G \) হল গ্রহণশীল মানের সাধারণ ধ্রুবক,<text:s text:c="2"/></text:p>
            <text:p>- \( M \) এবং \( m \) হল দুটি বস্তুর ভর,<text:s text:c="2"/></text:p>
            <text:p>- \( r \) হল তাদের মধ্যকার দূরত্ব।</text:p>
            <text:p/>
            <text:p>এই সমীকরণ থেকে তুমি বস্তুটি থামার আগ পর্যন্ত অভিকর্ষ বল হিসাবে কীভাবে ক্রিয়াশীল হবে তা নির্ধারণ করতে পারবে।<text:s text:c="2"/></text:p>
            <text:p>আশা করি তুমি এই সমস্যার সমাধানে সফল হবে! 👍🌟</text:p>
          </table:table-cell>
          <table:table-cell office:value-type="string" table:style-name="ce11">
            <text:p>Math</text:p>
          </table:table-cell>
          <table:table-cell office:value-type="string" table:style-name="ce11">
            <text:p>Good</text:p>
          </table:table-cell>
          <table:table-cell office:value-type="string" table:style-name="ce11">
            <text:p>Good</text:p>
          </table:table-cell>
          <table:table-cell office:value-type="string" table:style-name="ce11">
            <text:p>None</text:p>
          </table:table-cell>
          <table:table-cell office:value-type="string" table:style-name="ce16">
            <text:p><text:a xlink:href="https://community.acsfutureschool.com/post/be13d375-8c00-4911-94bf-d3553ea16595">https://community.acsfutureschool.com/post/be13d375-8c00-4911-94bf-d3553ea16595</text:a></text:p>
          </table:table-cell>
          <table:table-cell table:style-name="ce11"/>
          <table:table-cell table:number-columns-repeated="16375"/>
        </table:table-row>
        <table:table-row table:style-name="ro16">
          <table:table-cell office:value-type="string" table:style-name="ce11">
            <text:p>Solve</text:p>
          </table:table-cell>
          <table:table-cell office:value-type="float" office:value="1001" table:style-name="ce11">
            <text:p>1001</text:p>
          </table:table-cell>
          <table:table-cell office:value-type="string" table:style-name="ce11">
            <text:p>তুমি যে সমস্যাটা সমাধান করতে চাচ্ছো, সেটা পদার্থবিজ্ঞানের একটি মৌলিক গতি সম্পর্কিত প্রশ্ন! 😊</text:p>
            <text:p/>
            <text:p>তুমি যদি গাড়ির গতি \( v = 143 \times 10^{-3} \, \text{m/s} \) এবং সময় \( t = 5 \, \text{s} \) দাও, তাহলে আমরা নিচের সূত্রটি ব্যবহার করে দূরত্ব \( s \) বের করতে পারি:</text:p>
            <text:p/>
            <text:p>\[</text:p>
            <text:p>s = v \times t</text:p>
            <text:p>\]</text:p>
            <text:p/>
            <text:p>তাহলে,</text:p>
            <text:p/>
            <text:p>\[</text:p>
            <text:p>s = 143 \times 10^{-3} \, \text{m/s} \times 5 \, \text{s}</text:p>
            <text:p>\]</text:p>
            <text:p/>
            <text:p>এটা ক্যালকুলেট করলেই তোমার উত্তর পেয়ে যাবে! 😊</text:p>
            <text:p/>
            <text:p>আরও কিছু জানতে চাইলে বলো! 📚✨</text:p>
          </table:table-cell>
          <table:table-cell office:value-type="string" table:style-name="ce11">
            <text:p>Physics</text:p>
          </table:table-cell>
          <table:table-cell office:value-type="string" table:style-name="ce11">
            <text:p>Bad</text:p>
          </table:table-cell>
          <table:table-cell table:style-name="ce11"/>
          <table:table-cell office:value-type="string" table:style-name="ce11">
            <text:p>not full image</text:p>
          </table:table-cell>
          <table:table-cell office:value-type="string" table:style-name="ce16">
            <text:p><text:a xlink:href="https://community.acsfutureschool.com/post/a3148512-9f91-4d23-9368-92169d948d76">https://community.acsfutureschool.com/post/a3148512-9f91-4d23-9368-92169d948d76</text:a></text:p>
          </table:table-cell>
          <table:table-cell office:value-type="string" table:style-name="ce14">
            <text:p><text:a xlink:href="https://community.acsfutureschool.com/_next/image?url=https%3A%2F%2Fpub-432a927ff784474fa49c9320e6a2bb13.r2.dev%2Fcommunity%2F5a7bb350-cb58-4873-b3bc-43539b15ed4a-dd229f35-f1c2-4a1d-b6b4-fd31b7f879e4-1_all_12266_279_1745568483737&amp;w=1920&amp;q=75&amp;dpl=dpl_H8BTZwpBpCE8my29gMmUxxBX8juH">https://community.acsfutureschool.com/_next/image?url=https%3A%2F%2Fpub-432a927ff784474fa49c9320e6a2bb13.r2.dev%2Fcommunity%2F5a7bb350-cb58-4873-b3bc-43539b15ed4a-dd229f35-f1c2-4a1d-b6b4-fd31b7f879e4-1_all_12266_279_1745568483737&amp;w=1920&amp;q=75&amp;dpl=dpl_H8BTZwpBpCE8my29gMmUxxBX8juH</text:a></text:p>
          </table:table-cell>
          <table:table-cell table:number-columns-repeated="16375"/>
        </table:table-row>
        <table:table-row table:style-name="ro16">
          <table:table-cell office:value-type="string" table:style-name="ce17">
            <text:p>P(১+৯÷১০০×৪)=১০২০০</text:p>
            <text:p>P কি হবে?</text:p>
            <text:p>কিউরিসিটি প্লিজ প্লিজ প্লিজ প্লিজ প্লিজ বলো 🥺🥺🥺🥺🥺❤️‍🩹❤️‍🩹❤️‍🩹❤️‍🩹❤️‍🩹❤️‍🩹❤️‍🩹</text:p>
          </table:table-cell>
          <table:table-cell table:style-name="ce11"/>
          <table:table-cell office:value-type="string" table:style-name="ce13">
            <text:p>তুমি,</text:p>
            <text:p/>
            <text:p>এই সমীকরণটি সমাধান করতে দেখা যাক:</text:p>
            <text:p/>
            <text:p>\[</text:p>
            <text:p>P \left(1 + \frac{9}{100} \times 4\right) = 10200</text:p>
            <text:p>\]</text:p>
            <text:p/>
            <text:p>প্রথমে কোনো উদাহরণদাতা বাদ্য্য করে সমাধান করি।</text:p>
            <text:p/>
            <text:p>\[</text:p>
            <text:p>P \left(1 + \frac{9}{100} \times 4\right) = 10200</text:p>
            <text:p>\]</text:p>
            <text:p>\[</text:p>
            <text:p>P \left(1 + 0.36\right) = 10200</text:p>
            <text:p>\]</text:p>
            <text:p>\[</text:p>
            <text:p>P \times 1.36 = 10200</text:p>
            <text:p>\]</text:p>
            <text:p>\[</text:p>
            <text:p>P = \frac{10200}{1.36}</text:p>
            <text:p>\]</text:p>
            <text:p>\[</text:p>
            <text:p>P = 7500</text:p>
            <text:p>\]</text:p>
            <text:p/>
            <text:p>অতএব, \( P \) এর মান 7500 হবে। আশা করি এটি সহায়ক হয়েছে! যদি কিছু আর লাগে, তাহলে জানাবে। 🤗❤️‍🩹</text:p>
          </table:table-cell>
          <table:table-cell office:value-type="string" table:style-name="ce11">
            <text:p>Math</text:p>
          </table:table-cell>
          <table:table-cell office:value-type="string" table:style-name="ce11">
            <text:p>Good</text:p>
          </table:table-cell>
          <table:table-cell office:value-type="string" table:style-name="ce11">
            <text:p>Good</text:p>
          </table:table-cell>
          <table:table-cell office:value-type="string" table:style-name="ce11">
            <text:p>Good</text:p>
          </table:table-cell>
          <table:table-cell table:number-columns-repeated="2" table:style-name="ce11"/>
          <table:table-cell table:number-columns-repeated="16375"/>
        </table:table-row>
        <table:table-row table:style-name="ro16">
          <table:table-cell office:value-type="string" table:style-name="ce17">
            <text:p>এটা বুঝিয়ে দাও</text:p>
          </table:table-cell>
          <table:table-cell office:value-type="float" office:value="1002" table:style-name="ce11">
            <text:p>1002</text:p>
          </table:table-cell>
          <table:table-cell office:value-type="string" table:style-name="ce13">
            <text:p>তোমাকে সাহায্য করতে পেরে ভালো লাগছে! 😊</text:p>
            <text:p/>
            <text:p>তুমি জানতে চেয়েছো \( y = 4x - 7 \) সমীকরণের সরলরেখার ঢাল কত। এখানে সরলরেখার সাধারণ সমীকরণ হল \( y = mx + c \), যেখানে \( m \) হল ঢাল।</text:p>
            <text:p/>
            <text:p>তোমার দেওয়া সমীকরণে \( y = 4x - 7 \), এখানে \( m = 4 \)। তাই, সরলরেখার ঢাল \( 4 \)।</text:p>
            <text:p/>
            <text:p>আশা করি এটা তোমার জন্য সাহায্যকর হবে! 📚✨</text:p>
          </table:table-cell>
          <table:table-cell office:value-type="string" table:style-name="ce11">
            <text:p>Math</text:p>
          </table:table-cell>
          <table:table-cell office:value-type="string" table:style-name="ce11">
            <text:p>Good</text:p>
          </table:table-cell>
          <table:table-cell office:value-type="string" table:style-name="ce11">
            <text:p>Good</text:p>
          </table:table-cell>
          <table:table-cell office:value-type="string" table:style-name="ce11">
            <text:p>Good</text:p>
          </table:table-cell>
          <table:table-cell office:value-type="string" table:style-name="ce14">
            <text:p><text:a xlink:href="https://community.acsfutureschool.com/post/b61bda11-e1e9-47a6-9e13-8b5a256513a6">https://community.acsfutureschool.com/post/b61bda11-e1e9-47a6-9e13-8b5a256513a6</text:a></text:p>
          </table:table-cell>
          <table:table-cell office:value-type="string" table:style-name="ce14">
            <text:p><text:a xlink:href="https://community.acsfutureschool.com/_next/image?url=https%3A%2F%2Fpub-432a927ff784474fa49c9320e6a2bb13.r2.dev%2Fcommunity%2F0804a07a-fbd2-4351-9d07-8584fb4f82b5-1000036374_997_1745559290859&amp;w=1080&amp;q=75&amp;dpl=dpl_H8BTZwpBpCE8my29gMmUxxBX8juH">https://community.acsfutureschool.com/_next/image?url=https%3A%2F%2Fpub-432a927ff784474fa49c9320e6a2bb13.r2.dev%2Fcommunity%2F0804a07a-fbd2-4351-9d07-8584fb4f82b5-1000036374_997_1745559290859&amp;w=1080&amp;q=75&amp;dpl=dpl_H8BTZwpBpCE8my29gMmUxxBX8juH</text:a></text:p>
          </table:table-cell>
          <table:table-cell table:number-columns-repeated="16375"/>
        </table:table-row>
        <table:table-row table:style-name="ro16">
          <table:table-cell office:value-type="string" table:style-name="ce17">
            <text:p>প্রশ্নটি বুঝতিছি না কেও একটু সাহায্য কর।</text:p>
          </table:table-cell>
          <table:table-cell office:value-type="float" office:value="1003" table:style-name="ce11">
            <text:p>1003</text:p>
          </table:table-cell>
          <table:table-cell office:value-type="string" table:style-name="ce13">
            <text:p>তুমি বলছো যে প্রশ্নটা বুঝতে পারছো না। 🤔 এখানে মনে হচ্ছে সরলরেখার ঢাল নিয়ে প্রশ্ন করা হয়েছে। যদি একটি সরলরেখার ঢাল ধনাত্মক হয়, তাহলে সেটি বাম থেকে ডানদিকে উপরের দিকে যায়। অর্থাৎ, সরলরেখাটি ঊর্ধ্বমুখী হবে। আশা করি, এবার বুঝতে পারছো! 😊 যদি আরও কিছু জানতে চাও, বলো। 📚✨</text:p>
          </table:table-cell>
          <table:table-cell office:value-type="string" table:style-name="ce11">
            <text:p>Math</text:p>
          </table:table-cell>
          <table:table-cell office:value-type="string" table:style-name="ce11">
            <text:p>Good</text:p>
          </table:table-cell>
          <table:table-cell office:value-type="string" table:style-name="ce11">
            <text:p>Mid</text:p>
          </table:table-cell>
          <table:table-cell office:value-type="string" table:style-name="ce11">
            <text:p>Can explain in better way instead of telling the ques again</text:p>
          </table:table-cell>
          <table:table-cell office:value-type="string" table:style-name="ce14">
            <text:p><text:a xlink:href="https://community.acsfutureschool.com/post/3fbf9848-77ab-476c-b506-932656fce5a2">https://community.acsfutureschool.com/post/3fbf9848-77ab-476c-b506-932656fce5a2</text:a></text:p>
          </table:table-cell>
          <table:table-cell office:value-type="string" table:style-name="ce14">
            <text:p><text:a xlink:href="https://community.acsfutureschool.com/_next/image?url=https%3A%2F%2Fpub-432a927ff784474fa49c9320e6a2bb13.r2.dev%2Fcommunity%2F52aa1dc8-9951-4f8d-8f38-462c82359895-1000036375_675_1745559145795&amp;w=1080&amp;q=75&amp;dpl=dpl_H8BTZwpBpCE8my29gMmUxxBX8juH">https://community.acsfutureschool.com/_next/image?url=https%3A%2F%2Fpub-432a927ff784474fa49c9320e6a2bb13.r2.dev%2Fcommunity%2F52aa1dc8-9951-4f8d-8f38-462c82359895-1000036375_675_1745559145795&amp;w=1080&amp;q=75&amp;dpl=dpl_H8BTZwpBpCE8my29gMmUxxBX8juH</text:a></text:p>
          </table:table-cell>
          <table:table-cell table:number-columns-repeated="16375"/>
        </table:table-row>
        <table:table-row table:style-name="ro16">
          <table:table-cell office:value-type="string" table:style-name="ce11">
            <text:p>23 ( x^2 + 1÷x^2) = 5(x^4 + x^4)</text:p>
          </table:table-cell>
          <table:table-cell table:style-name="ce11"/>
          <table:table-cell office:value-type="string" table:style-name="ce13">
            <text:p>তুমি এই সমীকরণটি সমাধান করতে পারবে। প্রথমে এটিকে সাজিয়ে দেখি:</text:p>
            <text:p/>
            <text:p>\[</text:p>
            <text:p>23 \left( x^2 + \frac{1}{x^2} \right) = 5 \left( x^4 + x^4 \right)</text:p>
            <text:p>\]</text:p>
            <text:p/>
            <text:p>\[</text:p>
            <text:p>23x^2 + 23 \cdot \frac{1}{x^2} = 10x^4</text:p>
            <text:p>\]</text:p>
            <text:p/>
            <text:p>\[</text:p>
            <text:p>23x^2 + \frac{23}{x^2} = 10x^4</text:p>
            <text:p>\]</text:p>
            <text:p/>
            <text:p>এখন \( x^2 + \frac{1}{x^2} \) এর মান যদি ধরি \( y \), তাহলে \( 23y = 10x^4 \)</text:p>
            <text:p/>
            <text:p>কিন্তু আরও ভালোভাবে বোঝার জন্য সরাসরি এগিয়ে যাই:</text:p>
            <text:p/>
            <text:p>\[</text:p>
            <text:p>23x^2 + \frac{23}{x^2} = 10x^4</text:p>
            <text:p>\]</text:p>
            <text:p/>
            <text:p>এখন দুই পাশে একই রকম রুপ আনতে পারি:</text:p>
            <text:p/>
            <text:p>\[</text:p>
            <text:p>23 = 10x^4 - 23x^2 - \frac{23}{x^2}</text:p>
            <text:p>\]</text:p>
            <text:p/>
            <text:p>কিন্তু যদি আমরা ধরি:</text:p>
            <text:p/>
            <text:p>\[</text:p>
            <text:p>23x^2 + \frac{23}{x^2} = 10x^4</text:p>
            <text:p>\Rightarrow 23 = 10x^4 - 23x^2 - \frac{23}{x^2}</text:p>
            <text:p>\]</text:p>
            <text:p/>
            <text:p>এটা একটু জটিল, তাই আগের পদক্ষেপে ফিরে যাই:</text:p>
            <text:p/>
            <text:p>\[</text:p>
            <text:p>23x^2 + \frac{23}{x^2} = 10x^4</text:p>
            <text:p>\]</text:p>
            <text:p/>
            <text:p>\[</text:p>
            <text:p>\Rightarrow \text{Multiply both sides by } x^2:</text:p>
            <text:p>\]</text:p>
            <text:p/>
            <text:p>\[</text:p>
            <text:p>23x^4 + 23 = 10x^6</text:p>
            <text:p>\]</text:p>
            <text:p/>
            <text:p>\[</text:p>
            <text:p>\Rightarrow 10x^6 - 23x^4 - 23 = 0</text:p>
            <text:p>\]</text:p>
            <text:p/>
            <text:p>এখন আমরা এই দ্বিঘাত রূপে সমাধান করতে পারি, যেখানে \( x^2 = y \), তাহলে:</text:p>
            <text:p/>
            <text:p>\[</text:p>
            <text:p>10y^3 - 23y^2 - 23 = 0</text:p>
            <text:p>\]</text:p>
            <text:p/>
            <text:p>এই সমীকরণের বাস্তব মান নির্ভর করবে তার মূলের উপর। যদি আমরা আগের ধাপে ফিরে যাই:</text:p>
            <text:p/>
            <text:p>\[</text:p>
            <text:p>23 = 10x^4 - 23x^4 \Rightarrow 23 = -13x^4</text:p>
            <text:p>\Rightarrow x^4 = -\frac{23}{13}</text:p>
            <text:p>\]</text:p>
            <text:p/>
            <text:p>তাহলে,</text:p>
            <text:p/>
            <text:p>\[</text:p>
            <text:p>x^4 = -\frac{23}{13}</text:p>
            <text:p>\]</text:p>
            <text:p/>
            <text:p>এই মানটি বাস্তব নয়, কারণ কোনো বাস্তব সংখ্যার চতুর্থ ঘাত নেতিবাচক হতে পারে না।</text:p>
            <text:p/>
            <text:p>📌 **তাহলে, এই সমীকরণের কোনো বাস্তব মান নেই।**</text:p>
            <text:p/>
            <text:p>মনে রাখবে, সমীকরণ সম্পর্কে সঠিক তথ্য প্রদান করার জন্য সমীকরণটি ঠিকমতো লেখা উচিত। আমি তোমাকে এই সমস্যার সমাধানে সাহায্য করতে সদা প্রস্তুত। 😊🧮</text:p>
          </table:table-cell>
          <table:table-cell office:value-type="string" table:style-name="ce11">
            <text:p>Math</text:p>
          </table:table-cell>
          <table:table-cell office:value-type="string" table:style-name="ce11">
            <text:p>Good</text:p>
          </table:table-cell>
          <table:table-cell office:value-type="string" table:style-name="ce11">
            <text:p>Bad</text:p>
          </table:table-cell>
          <table:table-cell office:value-type="string" table:style-name="ce11">
            <text:p>mistook at "10x^4"</text:p>
          </table:table-cell>
          <table:table-cell office:value-type="string" table:style-name="ce14">
            <text:p><text:a xlink:href="https://community.acsfutureschool.com/post/ed8e9596-3c49-4920-80e5-777173f52d85">https://community.acsfutureschool.com/post/ed8e9596-3c49-4920-80e5-777173f52d85</text:a></text:p>
          </table:table-cell>
          <table:table-cell table:style-name="ce11"/>
          <table:table-cell table:number-columns-repeated="16375"/>
        </table:table-row>
        <table:table-row table:style-name="ro16">
          <table:table-cell office:value-type="string" table:style-name="ce11">
            <text:p>Solve it</text:p>
          </table:table-cell>
          <table:table-cell office:value-type="float" office:value="1004" table:style-name="ce11">
            <text:p>1004</text:p>
          </table:table-cell>
          <table:table-cell office:value-type="string" table:style-name="ce13">
            <text:p>তুমি যে সমীকরণটা পাঠিয়েছো, সেটা হলো:<text:s text:c="2"/></text:p>
            <text:p>\[</text:p>
            <text:p>(ex + \frac{1}{ex}) = 5 \left( u^4 + \frac{1}{u^4} \right)</text:p>
            <text:p>\]</text:p>
            <text:p/>
            <text:p>এখন এটা সমাধান করতে গেলে কিছু স্টেপ ফলো করতে হবে। প্রথমে \( ex \) এবং \( u^4 \) এর মান বের করতে হবে। তবে এর জন্য আরও কিছু তথ্য দরকার হতে পারে। তুমি কি আরও কিছু তথ্য দিতে পারবে? 🤔</text:p>
            <text:p/>
            <text:p>যদি কোনো নির্দিষ্ট মান বা কন্ডিশন থাকে, তাহলে সেটা জানালে ভালো হয়। 😊📚</text:p>
          </table:table-cell>
          <table:table-cell office:value-type="string" table:style-name="ce11">
            <text:p>Math</text:p>
          </table:table-cell>
          <table:table-cell office:value-type="string" table:style-name="ce11">
            <text:p>Good</text:p>
          </table:table-cell>
          <table:table-cell office:value-type="string" table:style-name="ce11">
            <text:p>Bad</text:p>
          </table:table-cell>
          <table:table-cell office:value-type="string" table:style-name="ce11">
            <text:p>Image contains only *u* but I detected *e*</text:p>
          </table:table-cell>
          <table:table-cell office:value-type="string" table:style-name="ce14">
            <text:p><text:a xlink:href="https://community.acsfutureschool.com/post/091c3c4a-9a48-4eb3-a452-a26f551fe4ed">https://community.acsfutureschool.com/post/091c3c4a-9a48-4eb3-a452-a26f551fe4ed</text:a></text:p>
          </table:table-cell>
          <table:table-cell office:value-type="string" table:style-name="ce14">
            <text:p><text:a xlink:href="https://community.acsfutureschool.com/_next/image?url=https%3A%2F%2Fpub-432a927ff784474fa49c9320e6a2bb13.r2.dev%2Fcommunity%2F016364fa-5d8b-4ff5-8c43-99b84f4efef9-1000019367_426_1745475474358&amp;w=1080&amp;q=75&amp;dpl=dpl_H8BTZwpBpCE8my29gMmUxxBX8juH">https://community.acsfutureschool.com/_next/image?url=https%3A%2F%2Fpub-432a927ff784474fa49c9320e6a2bb13.r2.dev%2Fcommunity%2F016364fa-5d8b-4ff5-8c43-99b84f4efef9-1000019367_426_1745475474358&amp;w=1080&amp;q=75&amp;dpl=dpl_H8BTZwpBpCE8my29gMmUxxBX8juH</text:a></text:p>
          </table:table-cell>
          <table:table-cell table:number-columns-repeated="16375"/>
        </table:table-row>
        <table:table-row table:style-name="ro16">
          <table:table-cell office:value-type="string" table:style-name="ce11">
            <text:p>৩ কেজি ভরের একটি বস্তু ৩০ মিটার প্রতি সেকেন্ড বেগে চলছে।</text:p>
            <text:p/>
            <text:p>বস্তুটি থেমে যাওয়ার আগে পর্যন্ত ঘর্ষণ বল দ্বারা কত পরিমাণ কাজ সম্পন্ন হবে?</text:p>
          </table:table-cell>
          <table:table-cell table:style-name="ce11"/>
          <table:table-cell office:value-type="string" table:style-name="ce13">
            <text:p>"তুমি যেই প্রশ্নটি করছো, তা খুব মজার একটি গণিতিক সমস্যা! 😄</text:p>
            <text:p/>
            <text:p>বস্তুটি থেমে যাওয়ার আগে যে সময়ে ঘর্ষণ বল কাজ সম্পন্ন হবে, তা বের করার জন্য আমরা দরকারি তথ্য দেখতে পারি।</text:p>
            <text:p/>
            <text:p>সমস্যার তথ্যগুলি: - মান:<text:s/></text:p>
            <text:p>\( m = 3 \) কেজি - গতি:<text:s/></text:p>
            <text:p>\( v = 30 \) মিটার/সেকেন্ড - পরিমাণ:<text:s/></text:p>
            <text:p>\( d = 30 \) মিটার</text:p>
            <text:p/>
            <text:p>আমরা ব্যবহার করতে পারি একটি সমীকরণ যা বলে, কাজ<text:s/></text:p>
            <text:p>\( W \) হলো ঘর্ষণ বলের দ্বারা যা করা হবে:</text:p>
            <text:p/>
            <text:p>\[</text:p>
            <text:p>W = F \cdot d</text:p>
            <text:p>\]</text:p>
            <text:p/>
            <text:p>এখানে ঘর্ষণ বল<text:s/></text:p>
            <text:p>\( F \) হলো \( m \cdot a \), যেখানে \( a \) হলো এক্সেলারেশন। এক্সেলারেশন বের করার জন্য আমরা ব্যবহার করতে পারি সম্পর্ক:</text:p>
            <text:p/>
            <text:p>\[</text:p>
            <text:p>a = \frac{v_f - v_i}{t}</text:p>
            <text:p>\]</text:p>
            <text:p/>
            <text:p>যেখানে \( v_f \) হলো শেষ গতি, \( v_i \) হলো প্রারম্ভিক গতি, এবং \( t \) হলো সময়।</text:p>
            <text:p/>
            <text:p>তাহলে, ঘর্ষণ বল হবে:</text:p>
            <text:p/>
            <text:p>\[</text:p>
            <text:p>F = m \cdot a</text:p>
            <text:p>\]</text:p>
            <text:p/>
            <text:p>তুমি এই সমীকরণগুলি ব্যবহার করে, কাজের পরিমাণ বের করতে পারবে। আশা করি এই সমস্যাটি সমাধান করতে তোমার মদ্ধে একটু মজা হয়েছে! 😉🔬🚀"</text:p>
          </table:table-cell>
          <table:table-cell office:value-type="string" table:style-name="ce11">
            <text:p>Physics</text:p>
          </table:table-cell>
          <table:table-cell office:value-type="string" table:style-name="ce11">
            <text:p>Good</text:p>
          </table:table-cell>
          <table:table-cell office:value-type="string" table:style-name="ce11">
            <text:p>Bad</text:p>
          </table:table-cell>
          <table:table-cell office:value-type="string" table:style-name="ce11">
            <text:p>it has a simple solution 1/2 mv^2. bringing F=ma is unnecessary</text:p>
          </table:table-cell>
          <table:table-cell office:value-type="string" table:style-name="ce14">
            <text:p><text:a xlink:href="https://community.acsfutureschool.com/post/4fff3f0a-f26b-4085-bfd8-2a995eeb95d3">https://community.acsfutureschool.com/post/4fff3f0a-f26b-4085-bfd8-2a995eeb95d3</text:a></text:p>
          </table:table-cell>
          <table:table-cell table:style-name="ce11"/>
          <table:table-cell table:number-columns-repeated="16375"/>
        </table:table-row>
        <table:table-row table:style-name="ro16">
          <table:table-cell office:value-type="string" table:style-name="ce11">
            <text:p>noun somporke bornona daw</text:p>
          </table:table-cell>
          <table:table-cell table:style-name="ce11"/>
          <table:table-cell office:value-type="string" table:style-name="ce11">
            <text:p>হা বুঝলাম, তোরা ইংরেজিতে কিভাবে লেখা হয় তা নিয়ে কিছু সমস্যা হলো মনে হচ্ছে। এখন তুমি যে ভাষায় লেখা করছো, সেটা ঠিক করে নিতে পারলে হতো ভালো। এই ভুলটা সহজে ঠিক হয়ে যাবে, কেউ কিছু না বুঝলে সেটা কোন বড় বিষয় নয়। তাই চিন্তা করার কিছু নেই, সহজ ভাষায় বোঝানোর চেষ্টা করো। 😊👍</text:p>
          </table:table-cell>
          <table:table-cell office:value-type="string" table:style-name="ce11">
            <text:p>English</text:p>
          </table:table-cell>
          <table:table-cell office:value-type="string" table:style-name="ce11">
            <text:p>Good</text:p>
          </table:table-cell>
          <table:table-cell office:value-type="string" table:style-name="ce11">
            <text:p>Bad</text:p>
          </table:table-cell>
          <table:table-cell office:value-type="string" table:style-name="ce11">
            <text:p>Couldn't detect banglish properly also it's response isn't fluent enough in bengali</text:p>
          </table:table-cell>
          <table:table-cell office:value-type="string" table:style-name="ce14">
            <text:p><text:a xlink:href="https://community.acsfutureschool.com/post/75a2121c-d20b-4866-938c-b0d29f6c5a3d">https://community.acsfutureschool.com/post/75a2121c-d20b-4866-938c-b0d29f6c5a3d</text:a></text:p>
          </table:table-cell>
          <table:table-cell table:style-name="ce11"/>
          <table:table-cell table:number-columns-repeated="16375"/>
        </table:table-row>
        <table:table-row table:style-name="ro16">
          <table:table-cell office:value-type="string" table:style-name="ce11">
            <text:p>আমাকে এর সমাধান দিন।</text:p>
          </table:table-cell>
          <table:table-cell office:value-type="float" office:value="1005" table:style-name="ce11">
            <text:p>1005</text:p>
          </table:table-cell>
          <table:table-cell office:value-type="string" table:style-name="ce11">
            <text:p>তোমার প্রশ্নগুলোর উত্তর দিতে চেষ্টা করছি! 😊</text:p>
            <text:p/>
            <text:p>১. হিয়া অর্থ কি? - এখানে "হিয়া" শব্দটি মূলত হৃদয় বা মনকে বোঝায়। এটি আবেগের গভীরতা প্রকাশ করে।</text:p>
            <text:p/>
            <text:p>২. 'চাই না ও অনলকায়' এর দ্বারা কী বোঝানো হয়েছে? - এখানে "চাই না" বলতে অনিচ্ছা এবং "অনলকায়" বলতে বাধাহীন বা অবাধে কিছু করা বোঝানো হয়েছে। অর্থাৎ, কোনো কিছু করতে বাধাহীন ইচ্ছা প্রকাশ করা হয়েছে।</text:p>
            <text:p/>
            <text:p>৩. ফয়সালের মামার চাওয়া ঝিঙে ফুল কবিতার প্রজাপতির ডানার সঙ্গে কীভাবে সম্পর্কিত—ব্যাখ্যা কর। - ঝিঙে ফুলের প্রজাপতির ডানার মতো স্বপ্নময় ও মুক্ত জীবনযাপনের আকাঙ্ক্ষা প্রকাশ পেয়েছে। ফয়সালের মামা চায় ফয়সালও এমন মুক্ত ও রঙিন জীবন যাপন করুক।</text:p>
            <text:p/>
            <text:p>৪. 'ফয়সাল এবং ঝিঙে ফুলের ইচ্ছা যেন একই সুতোয় গাঁথা' - উল্লেখিতের যথার্থতা নিরূপণ কর। - এখানে ফয়সাল এবং ঝিঙে ফুলের ইচ্ছা একত্রে গাঁথা হয়েছে বলতে বোঝানো হয়েছে যে, দুজনেরই স্বাধীনতা এবং স্বপ্ন পূরণের আকাঙ্ক্ষা এক। উভয়ের ইচ্ছা এক সুতোয় গাঁথা হয়েছে।</text:p>
            <text:p/>
            <text:p>আশা করি তোমার কাজে লাগবে! 🌟</text:p>
          </table:table-cell>
          <table:table-cell office:value-type="string" table:style-name="ce11">
            <text:p>Bangla</text:p>
          </table:table-cell>
          <table:table-cell office:value-type="string" table:style-name="ce11">
            <text:p>Good</text:p>
          </table:table-cell>
          <table:table-cell office:value-type="string" table:style-name="ce11">
            <text:p>Good</text:p>
          </table:table-cell>
          <table:table-cell office:value-type="string" table:style-name="ce11">
            <text:p>Good</text:p>
          </table:table-cell>
          <table:table-cell office:value-type="string" table:style-name="ce14">
            <text:p><text:a xlink:href="https://community.acsfutureschool.com/post/adf93044-5688-4db2-8ed1-70d3d0a7630b">https://community.acsfutureschool.com/post/adf93044-5688-4db2-8ed1-70d3d0a7630b</text:a></text:p>
          </table:table-cell>
          <table:table-cell office:value-type="string" table:style-name="ce14">
            <text:p><text:a xlink:href="https://community.acsfutureschool.com/_next/image?url=https%3A%2F%2Fpub-432a927ff784474fa49c9320e6a2bb13.r2.dev%2Fcommunity%2F24bfbc16-1f25-45c5-8077-00cd442f761c-1000029563_374_1745422573219&amp;w=1080&amp;q=75&amp;dpl=dpl_H8BTZwpBpCE8my29gMmUxxBX8juH">https://community.acsfutureschool.com/_next/image?url=https%3A%2F%2Fpub-432a927ff784474fa49c9320e6a2bb13.r2.dev%2Fcommunity%2F24bfbc16-1f25-45c5-8077-00cd442f761c-1000029563_374_1745422573219&amp;w=1080&amp;q=75&amp;dpl=dpl_H8BTZwpBpCE8my29gMmUxxBX8juH</text:a></text:p>
          </table:table-cell>
          <table:table-cell table:number-columns-repeated="16375"/>
        </table:table-row>
        <table:table-row table:style-name="ro16">
          <table:table-cell office:value-type="string" table:style-name="ce15">
            <text:p>সাবম্যাটাসেন্টিক এ সেন্ট্রোমিয়ার এর অবস্থান কোথায়?</text:p>
          </table:table-cell>
          <table:table-cell table:style-name="ce11"/>
          <table:table-cell office:value-type="string" table:style-name="ce11">
            <text:p>তুমি সেন্ট্রোমিয়ার অবস্থান নিয়ে কথা বলছো? সেন্ট্রোমিয়ার হল এমন একটি অংশ যা অঙ্কুরণের অংশ থেকে উৎপন্ন হয়। এটি সাবম্যাটাসেন্টিকে সেন্ট্রোমিয়ার এর অবস্থান হলো তুমি জানো? 🌱🔬</text:p>
          </table:table-cell>
          <table:table-cell office:value-type="string" table:style-name="ce11">
            <text:p>Biology</text:p>
          </table:table-cell>
          <table:table-cell office:value-type="string" table:style-name="ce11">
            <text:p>Good</text:p>
          </table:table-cell>
          <table:table-cell office:value-type="string" table:style-name="ce11">
            <text:p>Bad</text:p>
          </table:table-cell>
          <table:table-cell office:value-type="string" table:style-name="ce11">
            <text:p>সাবমেটাসেন্ট্রিক (submetacentric) একটি ক্রোমোজোমের বৈশিষ্ট্য যা সেন্ট্রোমিয়ার (centromere) এর অবস্থান দ্বারা চিহ্নিত করা হয়। এটি এমন একটি ক্রোমোজোম যেখানে সেন্ট্রোমিয়ারটি ক্রোমোজোমটির মাঝখানে না থেকে কিছুটা সরে থাকে, ফলে ক্রোমোজোমটির দুটি বাহুর (arm) দৈর্ঘ্য ভিন্ন হয়। একটি বাহু অন্যটির চেয়ে ছোট হয়, যা L আকৃতির মতো দেখায়। </text:p>
          </table:table-cell>
          <table:table-cell table:number-columns-repeated="2" table:style-name="ce11"/>
          <table:table-cell table:number-columns-repeated="16375"/>
        </table:table-row>
        <table:table-row table:number-rows-repeated="1048564"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style:font-face style:name="Arial" svg:font-family="Arial"/>
    <style:font-face style:name="Kalpurush" svg:font-family="Kalpurush"/>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623</meta:generator>
    <dc:creator>Sa Kib</dc:creator>
    <meta:creation-date>2025-04-25T00:19:05Z</meta:creation-date>
    <dc:date>2025-04-25T13:03:13Z</dc:date>
    <meta:editing-cycles>2</meta:editing-cycles>
    <meta:editing-duration>PT2436S</meta:editing-duration>
  </office:meta>
</office:document-meta>
</file>